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1043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8">
            <text:p>13.8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39">
            <text:p>23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5">
            <text:p>25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424">
            <text:p>1342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796">
            <text:p>1379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509">
            <text:p>1450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01">
            <text:p>2021-02-0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8 - 1.11)">
            <text:p>(0.88 - 1.1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8">
            <text:p>0.8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15.75">
            <text:p>-15.7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0747792232456557">
            <text:p>-0.000747792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7383823205119">
            <text:p>0.9973838232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37.25">
            <text:p>37.2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office:value-type="float" office:value="0.0017608130465611">
            <text:p>0.001760813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616892256963">
            <text:p>1.0061689226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62">
            <text:p>162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821709358356581">
            <text:p>0.0082170936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889216797132">
            <text:p>1.028892168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57">
            <text:p>105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5102">
            <text:p>1510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238.5">
            <text:p>238.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15792610250298">
            <text:p>0.0157926103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5576297269154">
            <text:p>1.0557629727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766">
            <text:p>766</text:p>
          </table:table-cell>
          <table:table-cell office:value-type="float" office:value="14935">
            <text:p>14935</text:p>
          </table:table-cell>
          <table:table-cell office:value-type="float" office:value="19246">
            <text:p>19246</text:p>
          </table:table-cell>
          <table:table-cell office:value-type="float" office:value="28295">
            <text:p>28295</text:p>
          </table:table-cell>
          <table:table-cell office:value-type="float" office:value="229.25">
            <text:p>229.25</text:p>
          </table:table-cell>
          <table:table-cell office:value-type="float" office:value="-63.25">
            <text:p>-63.25</text:p>
          </table:table-cell>
          <table:table-cell office:value-type="float" office:value="-35">
            <text:p>-35</text:p>
          </table:table-cell>
          <table:table-cell office:value-type="float" office:value="0.0153498493471711">
            <text:p>0.0153498493</text:p>
          </table:table-cell>
          <table:table-cell office:value-type="float" office:value="-0.00328639717343864">
            <text:p>-0.0032863972</text:p>
          </table:table-cell>
          <table:table-cell office:value-type="float" office:value="-0.00123696766213112">
            <text:p>-0.0012369677</text:p>
          </table:table-cell>
          <table:table-cell office:value-type="float" office:value="1.05418628375006">
            <text:p>1.0541862838</text:p>
          </table:table-cell>
          <table:table-cell office:value-type="float" office:value="0.988518778689473">
            <text:p>0.9885187787</text:p>
          </table:table-cell>
          <table:table-cell office:value-type="float" office:value="0.995673612156976">
            <text:p>0.99567361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9220">
            <text:p>1922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305.375">
            <text:p>305.375</text:p>
          </table:table-cell>
          <table:table-cell office:value-type="float" office:value="108.375">
            <text:p>108.375</text:p>
          </table:table-cell>
          <table:table-cell office:value-type="float" office:value="-0.00505993150684932">
            <text:p>-0.0050599315</text:p>
          </table:table-cell>
          <table:table-cell office:value-type="float" office:value="0.0158883975026015">
            <text:p>0.0158883975</text:p>
          </table:table-cell>
          <table:table-cell office:value-type="float" office:value="0.00379956526312099">
            <text:p>0.0037995653</text:p>
          </table:table-cell>
          <table:table-cell office:value-type="float" office:value="0.982340421423461">
            <text:p>0.9823404214</text:p>
          </table:table-cell>
          <table:table-cell office:value-type="float" office:value="1.0561041759625">
            <text:p>1.056104176</text:p>
          </table:table-cell>
          <table:table-cell office:value-type="float" office:value="1.01332677434545">
            <text:p>1.01332677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office:value-type="float" office:value="806">
            <text:p>806</text:p>
          </table:table-cell>
          <table:table-cell office:value-type="float" office:value="579">
            <text:p>579</text:p>
          </table:table-cell>
          <table:table-cell office:value-type="float" office:value="14884">
            <text:p>14884</text:p>
          </table:table-cell>
          <table:table-cell office:value-type="float" office:value="19640">
            <text:p>19640</text:p>
          </table:table-cell>
          <table:table-cell office:value-type="float" office:value="26873">
            <text:p>26873</text:p>
          </table:table-cell>
          <table:table-cell office:value-type="float" office:value="-131">
            <text:p>-131</text:p>
          </table:table-cell>
          <table:table-cell office:value-type="float" office:value="130.375">
            <text:p>130.375</text:p>
          </table:table-cell>
          <table:table-cell office:value-type="float" office:value="557">
            <text:p>557</text:p>
          </table:table-cell>
          <table:table-cell office:value-type="float" office:value="-0.00880139747379737">
            <text:p>-0.0088013975</text:p>
          </table:table-cell>
          <table:table-cell office:value-type="float" office:value="0.0066382382892057">
            <text:p>0.0066382383</text:p>
          </table:table-cell>
          <table:table-cell office:value-type="float" office:value="0.0207271238789863">
            <text:p>0.0207271239</text:p>
          </table:table-cell>
          <table:table-cell office:value-type="float" office:value="0.969346939452793">
            <text:p>0.9693469395</text:p>
          </table:table-cell>
          <table:table-cell office:value-type="float" office:value="1.02332020377909">
            <text:p>1.0233202038</text:p>
          </table:table-cell>
          <table:table-cell office:value-type="float" office:value="1.07338697635847">
            <text:p>1.0733869764</text:p>
          </table:table-cell>
          <table:table-cell table:number-columns-repeated="2" office:value-type="float" office:value="0">
            <text:p>0</text:p>
          </table:table-cell>
          <table:table-cell office:value-type="float" office:value="33.7869400877172">
            <text:p>33.786940087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9767">
            <text:p>29767</text:p>
          </table:table-cell>
          <table:table-cell office:value-type="float" office:value="258.5">
            <text:p>258.5</text:p>
          </table:table-cell>
          <table:table-cell office:value-type="float" office:value="-59.75">
            <text:p>-59.75</text:p>
          </table:table-cell>
          <table:table-cell office:value-type="float" office:value="411.75">
            <text:p>411.75</text:p>
          </table:table-cell>
          <table:table-cell office:value-type="float" office:value="0.0173327075231326">
            <text:p>0.0173327075</text:p>
          </table:table-cell>
          <table:table-cell office:value-type="float" office:value="-0.00299528774814518">
            <text:p>-0.0029952877</text:p>
          </table:table-cell>
          <table:table-cell office:value-type="float" office:value="0.0138324318876608">
            <text:p>0.0138324319</text:p>
          </table:table-cell>
          <table:table-cell office:value-type="float" office:value="1.06125330492113">
            <text:p>1.0612533049</text:p>
          </table:table-cell>
          <table:table-cell office:value-type="float" office:value="0.989534077508933">
            <text:p>0.9895340775</text:p>
          </table:table-cell>
          <table:table-cell office:value-type="float" office:value="1.04878853050379">
            <text:p>1.04878853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1337">
            <text:p>31337</text:p>
          </table:table-cell>
          <table:table-cell office:value-type="float" office:value="151.75">
            <text:p>151.75</text:p>
          </table:table-cell>
          <table:table-cell office:value-type="float" office:value="40.375">
            <text:p>40.375</text:p>
          </table:table-cell>
          <table:table-cell office:value-type="float" office:value="-9">
            <text:p>-9</text:p>
          </table:table-cell>
          <table:table-cell office:value-type="float" office:value="0.0102284982475061">
            <text:p>0.0102284982</text:p>
          </table:table-cell>
          <table:table-cell office:value-type="float" office:value="0.00189482823352731">
            <text:p>0.0018948282</text:p>
          </table:table-cell>
          <table:table-cell office:value-type="float" office:value="-0.000287200433991767">
            <text:p>-0.0002872004</text:p>
          </table:table-cell>
          <table:table-cell office:value-type="float" office:value="1.03600480333201">
            <text:p>1.0360048033</text:p>
          </table:table-cell>
          <table:table-cell office:value-type="float" office:value="1.00663893595045">
            <text:p>1.006638936</text:p>
          </table:table-cell>
          <table:table-cell office:value-type="float" office:value="0.998994960149844">
            <text:p>0.99899496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115">
            <text:p>15115</text:p>
          </table:table-cell>
          <table:table-cell office:value-type="float" office:value="21156">
            <text:p>21156</text:p>
          </table:table-cell>
          <table:table-cell office:value-type="float" office:value="32256">
            <text:p>32256</text:p>
          </table:table-cell>
          <table:table-cell office:value-type="float" office:value="271.875">
            <text:p>271.875</text:p>
          </table:table-cell>
          <table:table-cell office:value-type="float" office:value="150.5">
            <text:p>150.5</text:p>
          </table:table-cell>
          <table:table-cell office:value-type="float" office:value="-225.75">
            <text:p>-225.75</text:p>
          </table:table-cell>
          <table:table-cell office:value-type="float" office:value="0.0179870989083692">
            <text:p>0.0179870989</text:p>
          </table:table-cell>
          <table:table-cell office:value-type="float" office:value="0.00711382113821138">
            <text:p>0.0071138211</text:p>
          </table:table-cell>
          <table:table-cell office:value-type="float" office:value="-0.00699869791666667">
            <text:p>-0.0069986979</text:p>
          </table:table-cell>
          <table:table-cell office:value-type="float" office:value="1.06358897620449">
            <text:p>1.0635889762</text:p>
          </table:table-cell>
          <table:table-cell office:value-type="float" office:value="1.02499756262807">
            <text:p>1.0249975626</text:p>
          </table:table-cell>
          <table:table-cell office:value-type="float" office:value="0.975600561565823">
            <text:p>0.97560056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60">
            <text:p>15460</text:p>
          </table:table-cell>
          <table:table-cell office:value-type="float" office:value="19928">
            <text:p>19928</text:p>
          </table:table-cell>
          <table:table-cell office:value-type="float" office:value="31126">
            <text:p>31126</text:p>
          </table:table-cell>
          <table:table-cell office:value-type="float" office:value="103.125">
            <text:p>103.125</text:p>
          </table:table-cell>
          <table:table-cell office:value-type="float" office:value="439.75">
            <text:p>439.75</text:p>
          </table:table-cell>
          <table:table-cell office:value-type="float" office:value="-732.625">
            <text:p>-732.625</text:p>
          </table:table-cell>
          <table:table-cell office:value-type="float" office:value="0.00667043984476067">
            <text:p>0.0066704398</text:p>
          </table:table-cell>
          <table:table-cell office:value-type="float" office:value="0.0220669409875552">
            <text:p>0.022066941</text:p>
          </table:table-cell>
          <table:table-cell office:value-type="float" office:value="-0.023537396388871">
            <text:p>-0.0235373964</text:p>
          </table:table-cell>
          <table:table-cell office:value-type="float" office:value="1.0234337492014">
            <text:p>1.0234337492</text:p>
          </table:table-cell>
          <table:table-cell office:value-type="float" office:value="1.07818871523016">
            <text:p>1.0781887152</text:p>
          </table:table-cell>
          <table:table-cell office:value-type="float" office:value="0.918704970335334">
            <text:p>0.9187049703</text:p>
          </table:table-cell>
          <table:table-cell office:value-type="float" office:value="0">
            <text:p>0</text:p>
          </table:table-cell>
          <table:table-cell office:value-type="float" office:value="31.7564259886805">
            <text:p>31.7564259887</text:p>
          </table:table-cell>
          <table:table-cell office:value-type="float" office:value="-29.1008124321456">
            <text:p>-29.100812432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4982">
            <text:p>14982</text:p>
          </table:table-cell>
          <table:table-cell office:value-type="float" office:value="21546">
            <text:p>21546</text:p>
          </table:table-cell>
          <table:table-cell office:value-type="float" office:value="29784">
            <text:p>29784</text:p>
          </table:table-cell>
          <table:table-cell office:value-type="float" office:value="192.5">
            <text:p>192.5</text:p>
          </table:table-cell>
          <table:table-cell office:value-type="float" office:value="-866">
            <text:p>-866</text:p>
          </table:table-cell>
          <table:table-cell office:value-type="float" office:value="401.75">
            <text:p>401.75</text:p>
          </table:table-cell>
          <table:table-cell office:value-type="float" office:value="0.012848751835536">
            <text:p>0.0128487518</text:p>
          </table:table-cell>
          <table:table-cell office:value-type="float" office:value="-0.0401930752807946">
            <text:p>-0.0401930753</text:p>
          </table:table-cell>
          <table:table-cell office:value-type="float" office:value="0.013488785925329">
            <text:p>0.0134887859</text:p>
          </table:table-cell>
          <table:table-cell office:value-type="float" office:value="1.04529420865489">
            <text:p>1.0452942087</text:p>
          </table:table-cell>
          <table:table-cell office:value-type="float" office:value="0.862490583786253">
            <text:p>0.8624905838</text:p>
          </table:table-cell>
          <table:table-cell office:value-type="float" office:value="1.0475673675363">
            <text:p>1.0475673675</text:p>
          </table:table-cell>
          <table:table-cell office:value-type="float" office:value="0">
            <text:p>0</text:p>
          </table:table-cell>
          <table:table-cell office:value-type="float" office:value="-16.8964947072524">
            <text:p>-16.89649470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4974">
            <text:p>14974</text:p>
          </table:table-cell>
          <table:table-cell office:value-type="float" office:value="19345">
            <text:p>19345</text:p>
          </table:table-cell>
          <table:table-cell office:value-type="float" office:value="31337">
            <text:p>31337</text:p>
          </table:table-cell>
          <table:table-cell office:value-type="float" office:value="193.75">
            <text:p>193.75</text:p>
          </table:table-cell>
          <table:table-cell office:value-type="float" office:value="210">
            <text:p>210</text:p>
          </table:table-cell>
          <table:table-cell office:value-type="float" office:value="-9">
            <text:p>-9</text:p>
          </table:table-cell>
          <table:table-cell office:value-type="float" office:value="0.0129390944303459">
            <text:p>0.0129390944</text:p>
          </table:table-cell>
          <table:table-cell office:value-type="float" office:value="0.0108555182217627">
            <text:p>0.0108555182</text:p>
          </table:table-cell>
          <table:table-cell office:value-type="float" office:value="-0.000287200433991767">
            <text:p>-0.0002872004</text:p>
          </table:table-cell>
          <table:table-cell office:value-type="float" office:value="1.04561497402898">
            <text:p>1.045614974</text:p>
          </table:table-cell>
          <table:table-cell office:value-type="float" office:value="1.03822528463686">
            <text:p>1.0382252846</text:p>
          </table:table-cell>
          <table:table-cell office:value-type="float" office:value="0.998994960149844">
            <text:p>0.99899496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468">
            <text:p>468</text:p>
          </table:table-cell>
          <table:table-cell office:value-type="float" office:value="14016">
            <text:p>14016</text:p>
          </table:table-cell>
          <table:table-cell office:value-type="float" office:value="19376">
            <text:p>19376</text:p>
          </table:table-cell>
          <table:table-cell office:value-type="float" office:value="32256">
            <text:p>32256</text:p>
          </table:table-cell>
          <table:table-cell office:value-type="float" office:value="-777.75">
            <text:p>-777.75</text:p>
          </table:table-cell>
          <table:table-cell office:value-type="float" office:value="-204.75">
            <text:p>-204.75</text:p>
          </table:table-cell>
          <table:table-cell office:value-type="float" office:value="-225.75">
            <text:p>-225.75</text:p>
          </table:table-cell>
          <table:table-cell office:value-type="float" office:value="-0.055490154109589">
            <text:p>-0.0554901541</text:p>
          </table:table-cell>
          <table:table-cell office:value-type="float" office:value="-0.0105671965317919">
            <text:p>-0.0105671965</text:p>
          </table:table-cell>
          <table:table-cell office:value-type="float" office:value="-0.00699869791666667">
            <text:p>-0.0069986979</text:p>
          </table:table-cell>
          <table:table-cell office:value-type="float" office:value="0.811819608734526">
            <text:p>0.8118196087</text:p>
          </table:table-cell>
          <table:table-cell office:value-type="float" office:value="0.96323367679811">
            <text:p>0.9632336768</text:p>
          </table:table-cell>
          <table:table-cell office:value-type="float" office:value="0.975600561565823">
            <text:p>0.9756005616</text:p>
          </table:table-cell>
          <table:table-cell office:value-type="float" office:value="-12.1414833867906">
            <text:p>-12.14148338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2225">
            <text:p>12225</text:p>
          </table:table-cell>
          <table:table-cell office:value-type="float" office:value="20060">
            <text:p>20060</text:p>
          </table:table-cell>
          <table:table-cell office:value-type="float" office:value="31100">
            <text:p>31100</text:p>
          </table:table-cell>
          <table:table-cell office:value-type="float" office:value="-711.5">
            <text:p>-711.5</text:p>
          </table:table-cell>
          <table:table-cell office:value-type="float" office:value="450.125">
            <text:p>450.125</text:p>
          </table:table-cell>
          <table:table-cell office:value-type="float" office:value="-697.25">
            <text:p>-697.25</text:p>
          </table:table-cell>
          <table:table-cell office:value-type="float" office:value="-0.058200408997955">
            <text:p>-0.058200409</text:p>
          </table:table-cell>
          <table:table-cell office:value-type="float" office:value="0.0224389332003988">
            <text:p>0.0224389332</text:p>
          </table:table-cell>
          <table:table-cell office:value-type="float" office:value="-0.02241961414791">
            <text:p>-0.0224196141</text:p>
          </table:table-cell>
          <table:table-cell office:value-type="float" office:value="0.802937652217915">
            <text:p>0.8029376522</text:p>
          </table:table-cell>
          <table:table-cell office:value-type="float" office:value="1.07952313741881">
            <text:p>1.0795231374</text:p>
          </table:table-cell>
          <table:table-cell office:value-type="float" office:value="0.922516523115456">
            <text:p>0.9225165231</text:p>
          </table:table-cell>
          <table:table-cell office:value-type="float" office:value="-11.5596247073506">
            <text:p>-11.5596247074</text:p>
          </table:table-cell>
          <table:table-cell office:value-type="float" office:value="31.2356721261637">
            <text:p>31.2356721262</text:p>
          </table:table-cell>
          <table:table-cell office:value-type="float" office:value="-30.5691153353851">
            <text:p>-30.569115335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1453">
            <text:p>11453</text:p>
          </table:table-cell>
          <table:table-cell office:value-type="float" office:value="19579">
            <text:p>19579</text:p>
          </table:table-cell>
          <table:table-cell office:value-type="float" office:value="29784">
            <text:p>29784</text:p>
          </table:table-cell>
          <table:table-cell office:value-type="float" office:value="-434.75">
            <text:p>-434.75</text:p>
          </table:table-cell>
          <table:table-cell office:value-type="float" office:value="-710.5">
            <text:p>-710.5</text:p>
          </table:table-cell>
          <table:table-cell office:value-type="float" office:value="401.75">
            <text:p>401.75</text:p>
          </table:table-cell>
          <table:table-cell office:value-type="float" office:value="-0.0379594865973981">
            <text:p>-0.0379594866</text:p>
          </table:table-cell>
          <table:table-cell office:value-type="float" office:value="-0.0362888809438684">
            <text:p>-0.0362888809</text:p>
          </table:table-cell>
          <table:table-cell office:value-type="float" office:value="0.013488785925329">
            <text:p>0.0134887859</text:p>
          </table:table-cell>
          <table:table-cell office:value-type="float" office:value="0.869966005249673">
            <text:p>0.8699660052</text:p>
          </table:table-cell>
          <table:table-cell office:value-type="float" office:value="0.875570007141571">
            <text:p>0.8755700071</text:p>
          </table:table-cell>
          <table:table-cell office:value-type="float" office:value="1.0475673675363">
            <text:p>1.0475673675</text:p>
          </table:table-cell>
          <table:table-cell office:value-type="float" office:value="-17.9113743693852">
            <text:p>-17.9113743694</text:p>
          </table:table-cell>
          <table:table-cell office:value-type="float" office:value="-18.7521057753032">
            <text:p>-18.75210577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577">
            <text:p>577</text:p>
          </table:table-cell>
          <table:table-cell office:value-type="float" office:value="11855">
            <text:p>11855</text:p>
          </table:table-cell>
          <table:table-cell office:value-type="float" office:value="19311">
            <text:p>19311</text:p>
          </table:table-cell>
          <table:table-cell office:value-type="float" office:value="31572">
            <text:p>31572</text:p>
          </table:table-cell>
          <table:table-cell office:value-type="float" office:value="-230">
            <text:p>-230</text:p>
          </table:table-cell>
          <table:table-cell office:value-type="float" office:value="-1007.375">
            <text:p>-1007.375</text:p>
          </table:table-cell>
          <table:table-cell office:value-type="float" office:value="94.625">
            <text:p>94.625</text:p>
          </table:table-cell>
          <table:table-cell office:value-type="float" office:value="-0.01940109658372">
            <text:p>-0.0194010966</text:p>
          </table:table-cell>
          <table:table-cell office:value-type="float" office:value="-0.0521658640153281">
            <text:p>-0.052165864</text:p>
          </table:table-cell>
          <table:table-cell office:value-type="float" office:value="0.00299711769922716">
            <text:p>0.0029971177</text:p>
          </table:table-cell>
          <table:table-cell office:value-type="float" office:value="0.932833910952336">
            <text:p>0.932833911</text:p>
          </table:table-cell>
          <table:table-cell office:value-type="float" office:value="0.822753179588545">
            <text:p>0.8227531796</text:p>
          </table:table-cell>
          <table:table-cell office:value-type="float" office:value="1.01050751806772">
            <text:p>1.0105075181</text:p>
          </table:table-cell>
          <table:table-cell office:value-type="float" office:value="0">
            <text:p>0</text:p>
          </table:table-cell>
          <table:table-cell office:value-type="float" office:value="-12.9377027446692">
            <text:p>-12.93770274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580">
            <text:p>580</text:p>
          </table:table-cell>
          <table:table-cell office:value-type="float" office:value="12648">
            <text:p>12648</text:p>
          </table:table-cell>
          <table:table-cell office:value-type="float" office:value="19050">
            <text:p>19050</text:p>
          </table:table-cell>
          <table:table-cell office:value-type="float" office:value="32084">
            <text:p>32084</text:p>
          </table:table-cell>
          <table:table-cell office:value-type="float" office:value="-147.5">
            <text:p>-147.5</text:p>
          </table:table-cell>
          <table:table-cell office:value-type="float" office:value="-186.25">
            <text:p>-186.25</text:p>
          </table:table-cell>
          <table:table-cell office:value-type="float" office:value="-320.25">
            <text:p>-320.25</text:p>
          </table:table-cell>
          <table:table-cell office:value-type="float" office:value="-0.0116619228336496">
            <text:p>-0.0116619228</text:p>
          </table:table-cell>
          <table:table-cell office:value-type="float" office:value="-0.00977690288713911">
            <text:p>-0.0097769029</text:p>
          </table:table-cell>
          <table:table-cell office:value-type="float" office:value="-0.00998161077172422">
            <text:p>-0.0099816108</text:p>
          </table:table-cell>
          <table:table-cell office:value-type="float" office:value="0.959449830952815">
            <text:p>0.959449831</text:p>
          </table:table-cell>
          <table:table-cell office:value-type="float" office:value="0.96596819204194">
            <text:p>0.965968192</text:p>
          </table:table-cell>
          <table:table-cell office:value-type="float" office:value="0.965259642104018">
            <text:p>0.96525964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1284">
            <text:p>128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2320">
            <text:p>12320</text:p>
          </table:table-cell>
          <table:table-cell office:value-type="float" office:value="18645">
            <text:p>18645</text:p>
          </table:table-cell>
          <table:table-cell office:value-type="float" office:value="31212">
            <text:p>31212</text:p>
          </table:table-cell>
          <table:table-cell office:value-type="float" office:value="-779.5">
            <text:p>-779.5</text:p>
          </table:table-cell>
          <table:table-cell office:value-type="float" office:value="-441.25">
            <text:p>-441.25</text:p>
          </table:table-cell>
          <table:table-cell office:value-type="float" office:value="-764.125">
            <text:p>-764.125</text:p>
          </table:table-cell>
          <table:table-cell office:value-type="float" office:value="-0.0632711038961039">
            <text:p>-0.0632711039</text:p>
          </table:table-cell>
          <table:table-cell office:value-type="float" office:value="-0.0236658621614374">
            <text:p>-0.0236658622</text:p>
          </table:table-cell>
          <table:table-cell office:value-type="float" office:value="-0.0244817698321159">
            <text:p>-0.0244817698</text:p>
          </table:table-cell>
          <table:table-cell office:value-type="float" office:value="0.78639747223657">
            <text:p>0.7863974722</text:p>
          </table:table-cell>
          <table:table-cell office:value-type="float" office:value="0.918267225577384">
            <text:p>0.9182672256</text:p>
          </table:table-cell>
          <table:table-cell office:value-type="float" office:value="0.915488545413655">
            <text:p>0.9154885454</text:p>
          </table:table-cell>
          <table:table-cell office:value-type="float" office:value="-10.6048446695087">
            <text:p>-10.6048446695</text:p>
          </table:table-cell>
          <table:table-cell office:value-type="float" office:value="-28.9409476544913">
            <text:p>-28.9409476545</text:p>
          </table:table-cell>
          <table:table-cell office:value-type="float" office:value="-27.9647835796694">
            <text:p>-27.964783579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239">
            <text:p>1239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1453">
            <text:p>11453</text:p>
          </table:table-cell>
          <table:table-cell office:value-type="float" office:value="17262">
            <text:p>17262</text:p>
          </table:table-cell>
          <table:table-cell office:value-type="float" office:value="28714">
            <text:p>28714</text:p>
          </table:table-cell>
          <table:table-cell office:value-type="float" office:value="-434.75">
            <text:p>-434.75</text:p>
          </table:table-cell>
          <table:table-cell office:value-type="float" office:value="90.25">
            <text:p>90.25</text:p>
          </table:table-cell>
          <table:table-cell office:value-type="float" office:value="-1284.5">
            <text:p>-1284.5</text:p>
          </table:table-cell>
          <table:table-cell office:value-type="float" office:value="-0.0379594865973981">
            <text:p>-0.0379594866</text:p>
          </table:table-cell>
          <table:table-cell office:value-type="float" office:value="0.00522824701656818">
            <text:p>0.005228247</text:p>
          </table:table-cell>
          <table:table-cell office:value-type="float" office:value="-0.0447342759629449">
            <text:p>-0.044734276</text:p>
          </table:table-cell>
          <table:table-cell office:value-type="float" office:value="0.869966005249673">
            <text:p>0.8699660052</text:p>
          </table:table-cell>
          <table:table-cell office:value-type="float" office:value="1.01835244030905">
            <text:p>1.0183524403</text:p>
          </table:table-cell>
          <table:table-cell office:value-type="float" office:value="0.847352298803713">
            <text:p>0.8473522988</text:p>
          </table:table-cell>
          <table:table-cell office:value-type="float" office:value="-17.9113743693852">
            <text:p>-17.9113743694</text:p>
          </table:table-cell>
          <table:table-cell office:value-type="float" office:value="0">
            <text:p>0</text:p>
          </table:table-cell>
          <table:table-cell office:value-type="float" office:value="-15.1455499160061">
            <text:p>-15.14554991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822">
            <text:p>82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086">
            <text:p>12086</text:p>
          </table:table-cell>
          <table:table-cell office:value-type="float" office:value="17322">
            <text:p>17322</text:p>
          </table:table-cell>
          <table:table-cell office:value-type="float" office:value="26138">
            <text:p>26138</text:p>
          </table:table-cell>
          <table:table-cell office:value-type="float" office:value="-217.875">
            <text:p>-217.875</text:p>
          </table:table-cell>
          <table:table-cell office:value-type="float" office:value="-48.875">
            <text:p>-48.875</text:p>
          </table:table-cell>
          <table:table-cell office:value-type="float" office:value="-1560.125">
            <text:p>-1560.125</text:p>
          </table:table-cell>
          <table:table-cell office:value-type="float" office:value="-0.0180270560979646">
            <text:p>-0.0180270561</text:p>
          </table:table-cell>
          <table:table-cell office:value-type="float" office:value="-0.00282155640226302">
            <text:p>-0.0028215564</text:p>
          </table:table-cell>
          <table:table-cell office:value-type="float" office:value="-0.0596880021424746">
            <text:p>-0.0596880021</text:p>
          </table:table-cell>
          <table:table-cell office:value-type="float" office:value="0.93754225417018">
            <text:p>0.9375422542</text:p>
          </table:table-cell>
          <table:table-cell office:value-type="float" office:value="0.99014015650592">
            <text:p>0.9901401565</text:p>
          </table:table-cell>
          <table:table-cell office:value-type="float" office:value="0.798074801396869">
            <text:p>0.798074801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2627110988136">
            <text:p>-11.262711098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570">
            <text:p>570</text:p>
          </table:table-cell>
          <table:table-cell office:value-type="float" office:value="12802">
            <text:p>12802</text:p>
          </table:table-cell>
          <table:table-cell office:value-type="float" office:value="16595">
            <text:p>16595</text:p>
          </table:table-cell>
          <table:table-cell office:value-type="float" office:value="24110">
            <text:p>24110</text:p>
          </table:table-cell>
          <table:table-cell office:value-type="float" office:value="-243.75">
            <text:p>-243.75</text:p>
          </table:table-cell>
          <table:table-cell office:value-type="float" office:value="-87.875">
            <text:p>-87.875</text:p>
          </table:table-cell>
          <table:table-cell office:value-type="float" office:value="-1518.75">
            <text:p>-1518.75</text:p>
          </table:table-cell>
          <table:table-cell office:value-type="float" office:value="-0.0190399937509764">
            <text:p>-0.0190399938</text:p>
          </table:table-cell>
          <table:table-cell office:value-type="float" office:value="-0.005295269659536">
            <text:p>-0.0052952697</text:p>
          </table:table-cell>
          <table:table-cell office:value-type="float" office:value="-0.0629925342181667">
            <text:p>-0.0629925342</text:p>
          </table:table-cell>
          <table:table-cell office:value-type="float" office:value="0.934070563741175">
            <text:p>0.9340705637</text:p>
          </table:table-cell>
          <table:table-cell office:value-type="float" office:value="0.981521514357928">
            <text:p>0.9815215144</text:p>
          </table:table-cell>
          <table:table-cell office:value-type="float" office:value="0.787303526596181">
            <text:p>0.7873035266</text:p>
          </table:table-cell>
          <table:table-cell table:number-columns-repeated="2" office:value-type="float" office:value="0">
            <text:p>0</text:p>
          </table:table-cell>
          <table:table-cell office:value-type="float" office:value="-10.6533086091193">
            <text:p>-10.653308609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2025">
            <text:p>12025</text:p>
          </table:table-cell>
          <table:table-cell office:value-type="float" office:value="15613">
            <text:p>15613</text:p>
          </table:table-cell>
          <table:table-cell office:value-type="float" office:value="21688">
            <text:p>21688</text:p>
          </table:table-cell>
          <table:table-cell office:value-type="float" office:value="-53.25">
            <text:p>-53.25</text:p>
          </table:table-cell>
          <table:table-cell office:value-type="float" office:value="-910.5">
            <text:p>-910.5</text:p>
          </table:table-cell>
          <table:table-cell office:value-type="float" office:value="-46.25">
            <text:p>-46.25</text:p>
          </table:table-cell>
          <table:table-cell office:value-type="float" office:value="-0.00442827442827443">
            <text:p>-0.0044282744</text:p>
          </table:table-cell>
          <table:table-cell office:value-type="float" office:value="-0.0583167872926407">
            <text:p>-0.0583167873</text:p>
          </table:table-cell>
          <table:table-cell office:value-type="float" office:value="-0.002132515676872">
            <text:p>-0.0021325157</text:p>
          </table:table-cell>
          <table:table-cell office:value-type="float" office:value="0.984539474345287">
            <text:p>0.9845394743</text:p>
          </table:table-cell>
          <table:table-cell office:value-type="float" office:value="0.802556905928822">
            <text:p>0.8025569059</text:p>
          </table:table-cell>
          <table:table-cell office:value-type="float" office:value="0.992545108472248">
            <text:p>0.9925451085</text:p>
          </table:table-cell>
          <table:table-cell office:value-type="float" office:value="0">
            <text:p>0</text:p>
          </table:table-cell>
          <table:table-cell office:value-type="float" office:value="-11.5358503813221">
            <text:p>-11.53585038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858">
            <text:p>858</text:p>
          </table:table-cell>
          <table:table-cell office:value-type="float" office:value="10684">
            <text:p>10684</text:p>
          </table:table-cell>
          <table:table-cell office:value-type="float" office:value="15205">
            <text:p>15205</text:p>
          </table:table-cell>
          <table:table-cell office:value-type="float" office:value="23050">
            <text:p>23050</text:p>
          </table:table-cell>
          <table:table-cell office:value-type="float" office:value="-579.25">
            <text:p>-579.25</text:p>
          </table:table-cell>
          <table:table-cell office:value-type="float" office:value="-33.5">
            <text:p>-33.5</text:p>
          </table:table-cell>
          <table:table-cell office:value-type="float" office:value="109.625">
            <text:p>109.625</text:p>
          </table:table-cell>
          <table:table-cell office:value-type="float" office:value="-0.0542165855484837">
            <text:p>-0.0542165855</text:p>
          </table:table-cell>
          <table:table-cell office:value-type="float" office:value="-0.0022032226241368">
            <text:p>-0.0022032226</text:p>
          </table:table-cell>
          <table:table-cell office:value-type="float" office:value="0.00475596529284165">
            <text:p>0.0047559653</text:p>
          </table:table-cell>
          <table:table-cell office:value-type="float" office:value="0.816003249351438">
            <text:p>0.8160032494</text:p>
          </table:table-cell>
          <table:table-cell office:value-type="float" office:value="0.992298235027787">
            <text:p>0.992298235</text:p>
          </table:table-cell>
          <table:table-cell office:value-type="float" office:value="1.01669021216844">
            <text:p>1.0166902122</text:p>
          </table:table-cell>
          <table:table-cell office:value-type="float" office:value="-12.4349879535004">
            <text:p>-12.43498795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1250">
            <text:p>11250</text:p>
          </table:table-cell>
          <table:table-cell office:value-type="float" office:value="15228">
            <text:p>15228</text:p>
          </table:table-cell>
          <table:table-cell office:value-type="float" office:value="23208">
            <text:p>23208</text:p>
          </table:table-cell>
          <table:table-cell office:value-type="float" office:value="-217.25">
            <text:p>-217.25</text:p>
          </table:table-cell>
          <table:table-cell office:value-type="float" office:value="-384.75">
            <text:p>-384.75</text:p>
          </table:table-cell>
          <table:table-cell office:value-type="float" office:value="-235.375">
            <text:p>-235.375</text:p>
          </table:table-cell>
          <table:table-cell office:value-type="float" office:value="-0.0193111111111111">
            <text:p>-0.0193111111</text:p>
          </table:table-cell>
          <table:table-cell office:value-type="float" office:value="-0.0252659574468085">
            <text:p>-0.0252659574</text:p>
          </table:table-cell>
          <table:table-cell office:value-type="float" office:value="-0.0101419769045157">
            <text:p>-0.0101419769</text:p>
          </table:table-cell>
          <table:table-cell office:value-type="float" office:value="0.933142032375309">
            <text:p>0.9331420324</text:p>
          </table:table-cell>
          <table:table-cell office:value-type="float" office:value="0.91282035140335">
            <text:p>0.9128203514</text:p>
          </table:table-cell>
          <table:table-cell office:value-type="float" office:value="0.964704685837437">
            <text:p>0.9647046858</text:p>
          </table:table-cell>
          <table:table-cell office:value-type="float" office:value="0">
            <text:p>0</text:p>
          </table:table-cell>
          <table:table-cell office:value-type="float" office:value="-27.0859840315108">
            <text:p>-27.0859840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11314">
            <text:p>11314</text:p>
          </table:table-cell>
          <table:table-cell office:value-type="float" office:value="15958">
            <text:p>15958</text:p>
          </table:table-cell>
          <table:table-cell office:value-type="float" office:value="22302">
            <text:p>22302</text:p>
          </table:table-cell>
          <table:table-cell office:value-type="float" office:value="-265.75">
            <text:p>-265.75</text:p>
          </table:table-cell>
          <table:table-cell office:value-type="float" office:value="-221.625">
            <text:p>-221.625</text:p>
          </table:table-cell>
          <table:table-cell office:value-type="float" office:value="-134.125">
            <text:p>-134.125</text:p>
          </table:table-cell>
          <table:table-cell office:value-type="float" office:value="-0.0234885981969242">
            <text:p>-0.0234885982</text:p>
          </table:table-cell>
          <table:table-cell office:value-type="float" office:value="-0.0138880185486903">
            <text:p>-0.0138880185</text:p>
          </table:table-cell>
          <table:table-cell office:value-type="float" office:value="-0.00601403461572953">
            <text:p>-0.0060140346</text:p>
          </table:table-cell>
          <table:table-cell office:value-type="float" office:value="0.918871266231468">
            <text:p>0.9188712662</text:p>
          </table:table-cell>
          <table:table-cell office:value-type="float" office:value="0.951769974115633">
            <text:p>0.9517699741</text:p>
          </table:table-cell>
          <table:table-cell office:value-type="float" office:value="0.979021769325171">
            <text:p>0.9790217693</text:p>
          </table:table-cell>
          <table:table-cell office:value-type="float" office:value="-29.1619959101984">
            <text:p>-29.16199591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11472">
            <text:p>11472</text:p>
          </table:table-cell>
          <table:table-cell office:value-type="float" office:value="15410">
            <text:p>15410</text:p>
          </table:table-cell>
          <table:table-cell office:value-type="float" office:value="21689">
            <text:p>21689</text:p>
          </table:table-cell>
          <table:table-cell office:value-type="float" office:value="-139.375">
            <text:p>-139.375</text:p>
          </table:table-cell>
          <table:table-cell office:value-type="float" office:value="-133.125">
            <text:p>-133.125</text:p>
          </table:table-cell>
          <table:table-cell office:value-type="float" office:value="-184.375">
            <text:p>-184.375</text:p>
          </table:table-cell>
          <table:table-cell office:value-type="float" office:value="-0.0121491457461646">
            <text:p>-0.0121491457</text:p>
          </table:table-cell>
          <table:table-cell office:value-type="float" office:value="-0.00863887086307592">
            <text:p>-0.0086388709</text:p>
          </table:table-cell>
          <table:table-cell office:value-type="float" office:value="-0.00850085296694177">
            <text:p>-0.008500853</text:p>
          </table:table-cell>
          <table:table-cell office:value-type="float" office:value="0.957767289303453">
            <text:p>0.9577672893</text:p>
          </table:table-cell>
          <table:table-cell office:value-type="float" office:value="0.969910226955221">
            <text:p>0.969910227</text:p>
          </table:table-cell>
          <table:table-cell office:value-type="float" office:value="0.970388653037988">
            <text:p>0.9703886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1208">
            <text:p>11208</text:p>
          </table:table-cell>
          <table:table-cell office:value-type="float" office:value="15760">
            <text:p>15760</text:p>
          </table:table-cell>
          <table:table-cell office:value-type="float" office:value="22951">
            <text:p>22951</text:p>
          </table:table-cell>
          <table:table-cell office:value-type="float" office:value="-31">
            <text:p>-31</text:p>
          </table:table-cell>
          <table:table-cell office:value-type="float" office:value="-112.5">
            <text:p>-112.5</text:p>
          </table:table-cell>
          <table:table-cell office:value-type="float" office:value="-96">
            <text:p>-96</text:p>
          </table:table-cell>
          <table:table-cell office:value-type="float" office:value="-0.00276588151320485">
            <text:p>-0.0027658815</text:p>
          </table:table-cell>
          <table:table-cell office:value-type="float" office:value="-0.00713832487309645">
            <text:p>-0.0071383249</text:p>
          </table:table-cell>
          <table:table-cell office:value-type="float" office:value="-0.00418282427780925">
            <text:p>-0.0041828243</text:p>
          </table:table-cell>
          <table:table-cell office:value-type="float" office:value="0.990334408900851">
            <text:p>0.9903344089</text:p>
          </table:table-cell>
          <table:table-cell office:value-type="float" office:value="0.97511573608087">
            <text:p>0.9751157361</text:p>
          </table:table-cell>
          <table:table-cell office:value-type="float" office:value="0.985394407224788">
            <text:p>0.98539440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3">
            <text:p>623</text:p>
          </table:table-cell>
          <table:table-cell office:value-type="float" office:value="11094">
            <text:p>11094</text:p>
          </table:table-cell>
          <table:table-cell office:value-type="float" office:value="15850">
            <text:p>15850</text:p>
          </table:table-cell>
          <table:table-cell office:value-type="float" office:value="23293">
            <text:p>23293</text:p>
          </table:table-cell>
          <table:table-cell office:value-type="float" office:value="-90.875">
            <text:p>-90.875</text:p>
          </table:table-cell>
          <table:table-cell office:value-type="float" office:value="-176.25">
            <text:p>-176.25</text:p>
          </table:table-cell>
          <table:table-cell office:value-type="float" office:value="-232.375">
            <text:p>-232.375</text:p>
          </table:table-cell>
          <table:table-cell office:value-type="float" office:value="-0.00819136470164053">
            <text:p>-0.0081913647</text:p>
          </table:table-cell>
          <table:table-cell office:value-type="float" office:value="-0.0111198738170347">
            <text:p>-0.0111198738</text:p>
          </table:table-cell>
          <table:table-cell office:value-type="float" office:value="-0.00997617309921436">
            <text:p>-0.0099761731</text:p>
          </table:table-cell>
          <table:table-cell office:value-type="float" office:value="0.971461736517382">
            <text:p>0.9714617365</text:p>
          </table:table-cell>
          <table:table-cell office:value-type="float" office:value="0.961322798764044">
            <text:p>0.9613227988</text:p>
          </table:table-cell>
          <table:table-cell office:value-type="float" office:value="0.965278461250973">
            <text:p>0.96527846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1270">
            <text:p>11270</text:p>
          </table:table-cell>
          <table:table-cell office:value-type="float" office:value="15143">
            <text:p>15143</text:p>
          </table:table-cell>
          <table:table-cell office:value-type="float" office:value="21998">
            <text:p>21998</text:p>
          </table:table-cell>
          <table:table-cell office:value-type="float" office:value="-115.75">
            <text:p>-115.75</text:p>
          </table:table-cell>
          <table:table-cell office:value-type="float" office:value="-276">
            <text:p>-276</text:p>
          </table:table-cell>
          <table:table-cell office:value-type="float" office:value="-245.5">
            <text:p>-245.5</text:p>
          </table:table-cell>
          <table:table-cell office:value-type="float" office:value="-0.0102706299911269">
            <text:p>-0.01027063</text:p>
          </table:table-cell>
          <table:table-cell office:value-type="float" office:value="-0.0182262431486495">
            <text:p>-0.0182262431</text:p>
          </table:table-cell>
          <table:table-cell office:value-type="float" office:value="-0.0111601054641331">
            <text:p>-0.0111601055</text:p>
          </table:table-cell>
          <table:table-cell office:value-type="float" office:value="0.964259547278269">
            <text:p>0.9642595473</text:p>
          </table:table-cell>
          <table:table-cell office:value-type="float" office:value="0.936859253020781">
            <text:p>0.936859253</text:p>
          </table:table-cell>
          <table:table-cell office:value-type="float" office:value="0.961183744865316">
            <text:p>0.96118374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1012">
            <text:p>11012</text:p>
          </table:table-cell>
          <table:table-cell office:value-type="float" office:value="14708">
            <text:p>14708</text:p>
          </table:table-cell>
          <table:table-cell office:value-type="float" office:value="20980">
            <text:p>20980</text:p>
          </table:table-cell>
          <table:table-cell office:value-type="float" office:value="-51.25">
            <text:p>-51.25</text:p>
          </table:table-cell>
          <table:table-cell office:value-type="float" office:value="15.25">
            <text:p>15.25</text:p>
          </table:table-cell>
          <table:table-cell office:value-type="float" office:value="-29.5">
            <text:p>-29.5</text:p>
          </table:table-cell>
          <table:table-cell office:value-type="float" office:value="-0.00465401380312386">
            <text:p>-0.0046540138</text:p>
          </table:table-cell>
          <table:table-cell office:value-type="float" office:value="0.00103685069350014">
            <text:p>0.0010368507</text:p>
          </table:table-cell>
          <table:table-cell office:value-type="float" office:value="-0.00140610104861773">
            <text:p>-0.001406101</text:p>
          </table:table-cell>
          <table:table-cell office:value-type="float" office:value="0.983753404984247">
            <text:p>0.983753405</text:p>
          </table:table-cell>
          <table:table-cell office:value-type="float" office:value="1.0036310845436">
            <text:p>1.0036310845</text:p>
          </table:table-cell>
          <table:table-cell office:value-type="float" office:value="0.995082521485349">
            <text:p>0.99508252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11072">
            <text:p>11072</text:p>
          </table:table-cell>
          <table:table-cell office:value-type="float" office:value="14438">
            <text:p>14438</text:p>
          </table:table-cell>
          <table:table-cell office:value-type="float" office:value="21797">
            <text:p>21797</text:p>
          </table:table-cell>
          <table:table-cell office:value-type="float" office:value="-172.5">
            <text:p>-172.5</text:p>
          </table:table-cell>
          <table:table-cell office:value-type="float" office:value="-280.875">
            <text:p>-280.875</text:p>
          </table:table-cell>
          <table:table-cell office:value-type="float" office:value="-157.25">
            <text:p>-157.25</text:p>
          </table:table-cell>
          <table:table-cell office:value-type="float" office:value="-0.0155798410404624">
            <text:p>-0.015579841</text:p>
          </table:table-cell>
          <table:table-cell office:value-type="float" office:value="-0.0194538717273861">
            <text:p>-0.0194538717</text:p>
          </table:table-cell>
          <table:table-cell office:value-type="float" office:value="-0.00721429554525852">
            <text:p>-0.0072142955</text:p>
          </table:table-cell>
          <table:table-cell office:value-type="float" office:value="0.9459463099942">
            <text:p>0.94594631</text:p>
          </table:table-cell>
          <table:table-cell office:value-type="float" office:value="0.932653217079513">
            <text:p>0.9326532171</text:p>
          </table:table-cell>
          <table:table-cell office:value-type="float" office:value="0.974851975869615">
            <text:p>0.9748519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11030">
            <text:p>11030</text:p>
          </table:table-cell>
          <table:table-cell office:value-type="float" office:value="14483">
            <text:p>14483</text:p>
          </table:table-cell>
          <table:table-cell office:value-type="float" office:value="21537">
            <text:p>21537</text:p>
          </table:table-cell>
          <table:table-cell office:value-type="float" office:value="-95.375">
            <text:p>-95.375</text:p>
          </table:table-cell>
          <table:table-cell office:value-type="float" office:value="-232.875">
            <text:p>-232.875</text:p>
          </table:table-cell>
          <table:table-cell office:value-type="float" office:value="-134.625">
            <text:p>-134.625</text:p>
          </table:table-cell>
          <table:table-cell office:value-type="float" office:value="-0.00864687216681777">
            <text:p>-0.0086468722</text:p>
          </table:table-cell>
          <table:table-cell office:value-type="float" office:value="-0.0160791962991093">
            <text:p>-0.0160791963</text:p>
          </table:table-cell>
          <table:table-cell office:value-type="float" office:value="-0.00625087059479036">
            <text:p>-0.0062508706</text:p>
          </table:table-cell>
          <table:table-cell office:value-type="float" office:value="0.969882493476746">
            <text:p>0.9698824935</text:p>
          </table:table-cell>
          <table:table-cell office:value-type="float" office:value="0.944229552438223">
            <text:p>0.9442295524</text:p>
          </table:table-cell>
          <table:table-cell office:value-type="float" office:value="0.978198536749292">
            <text:p>0.97819853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11132">
            <text:p>11132</text:p>
          </table:table-cell>
          <table:table-cell office:value-type="float" office:value="14526">
            <text:p>14526</text:p>
          </table:table-cell>
          <table:table-cell office:value-type="float" office:value="20687">
            <text:p>20687</text:p>
          </table:table-cell>
          <table:table-cell office:value-type="float" office:value="-105.5">
            <text:p>-105.5</text:p>
          </table:table-cell>
          <table:table-cell office:value-type="float" office:value="-14">
            <text:p>-14</text:p>
          </table:table-cell>
          <table:table-cell office:value-type="float" office:value="-375.375">
            <text:p>-375.375</text:p>
          </table:table-cell>
          <table:table-cell office:value-type="float" office:value="-0.00947718289615523">
            <text:p>-0.0094771829</text:p>
          </table:table-cell>
          <table:table-cell office:value-type="float" office:value="-0.000963789067878287">
            <text:p>-0.0009637891</text:p>
          </table:table-cell>
          <table:table-cell office:value-type="float" office:value="-0.0181454536665539">
            <text:p>-0.0181454537</text:p>
          </table:table-cell>
          <table:table-cell office:value-type="float" office:value="0.967005901174925">
            <text:p>0.9670059012</text:p>
          </table:table-cell>
          <table:table-cell office:value-type="float" office:value="0.996628558885586">
            <text:p>0.9966285589</text:p>
          </table:table-cell>
          <table:table-cell office:value-type="float" office:value="0.937136256845041">
            <text:p>0.93713625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11162">
            <text:p>11162</text:p>
          </table:table-cell>
          <table:table-cell office:value-type="float" office:value="14768">
            <text:p>14768</text:p>
          </table:table-cell>
          <table:table-cell office:value-type="float" office:value="20918">
            <text:p>20918</text:p>
          </table:table-cell>
          <table:table-cell office:value-type="float" office:value="32.375">
            <text:p>32.375</text:p>
          </table:table-cell>
          <table:table-cell office:value-type="float" office:value="-36.875">
            <text:p>-36.875</text:p>
          </table:table-cell>
          <table:table-cell office:value-type="float" office:value="-388">
            <text:p>-388</text:p>
          </table:table-cell>
          <table:table-cell office:value-type="float" office:value="0.0029004658663322">
            <text:p>0.0029004659</text:p>
          </table:table-cell>
          <table:table-cell office:value-type="float" office:value="-0.00249695287107259">
            <text:p>-0.0024969529</text:p>
          </table:table-cell>
          <table:table-cell office:value-type="float" office:value="-0.0185486184147624">
            <text:p>-0.0185486184</text:p>
          </table:table-cell>
          <table:table-cell office:value-type="float" office:value="1.01016811942856">
            <text:p>1.0101681194</text:p>
          </table:table-cell>
          <table:table-cell office:value-type="float" office:value="0.991272885107581">
            <text:p>0.9912728851</text:p>
          </table:table-cell>
          <table:table-cell office:value-type="float" office:value="0.935754175988721">
            <text:p>0.9357541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10755">
            <text:p>10755</text:p>
          </table:table-cell>
          <table:table-cell office:value-type="float" office:value="14188">
            <text:p>14188</text:p>
          </table:table-cell>
          <table:table-cell office:value-type="float" office:value="21482">
            <text:p>21482</text:p>
          </table:table-cell>
          <table:table-cell office:value-type="float" office:value="-202">
            <text:p>-202</text:p>
          </table:table-cell>
          <table:table-cell office:value-type="float" office:value="-166.25">
            <text:p>-166.25</text:p>
          </table:table-cell>
          <table:table-cell office:value-type="float" office:value="-168.75">
            <text:p>-168.75</text:p>
          </table:table-cell>
          <table:table-cell office:value-type="float" office:value="-0.0187819618781962">
            <text:p>-0.0187819619</text:p>
          </table:table-cell>
          <table:table-cell office:value-type="float" office:value="-0.0117176487172258">
            <text:p>-0.0117176487</text:p>
          </table:table-cell>
          <table:table-cell office:value-type="float" office:value="-0.00785541383483847">
            <text:p>-0.0078554138</text:p>
          </table:table-cell>
          <table:table-cell office:value-type="float" office:value="0.934954547126622">
            <text:p>0.9349545471</text:p>
          </table:table-cell>
          <table:table-cell office:value-type="float" office:value="0.959257343940972">
            <text:p>0.9592573439</text:p>
          </table:table-cell>
          <table:table-cell office:value-type="float" office:value="0.972626998330038">
            <text:p>0.97262699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10330">
            <text:p>10330</text:p>
          </table:table-cell>
          <table:table-cell office:value-type="float" office:value="14168">
            <text:p>14168</text:p>
          </table:table-cell>
          <table:table-cell office:value-type="float" office:value="20927">
            <text:p>20927</text:p>
          </table:table-cell>
          <table:table-cell office:value-type="float" office:value="-85.375">
            <text:p>-85.375</text:p>
          </table:table-cell>
          <table:table-cell office:value-type="float" office:value="-370.5">
            <text:p>-370.5</text:p>
          </table:table-cell>
          <table:table-cell office:value-type="float" office:value="-59.125">
            <text:p>-59.125</text:p>
          </table:table-cell>
          <table:table-cell office:value-type="float" office:value="-0.0082647628267183">
            <text:p>-0.0082647628</text:p>
          </table:table-cell>
          <table:table-cell office:value-type="float" office:value="-0.0261504799548278">
            <text:p>-0.02615048</text:p>
          </table:table-cell>
          <table:table-cell office:value-type="float" office:value="-0.00282529746260811">
            <text:p>-0.0028252975</text:p>
          </table:table-cell>
          <table:table-cell office:value-type="float" office:value="0.971207210463467">
            <text:p>0.9712072105</text:p>
          </table:table-cell>
          <table:table-cell office:value-type="float" office:value="0.909813661457764">
            <text:p>0.9098136615</text:p>
          </table:table-cell>
          <table:table-cell office:value-type="float" office:value="0.990127104200146">
            <text:p>0.9901271042</text:p>
          </table:table-cell>
          <table:table-cell office:value-type="float" office:value="0">
            <text:p>0</text:p>
          </table:table-cell>
          <table:table-cell office:value-type="float" office:value="-26.1579936671872">
            <text:p>-26.15799366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10150">
            <text:p>10150</text:p>
          </table:table-cell>
          <table:table-cell office:value-type="float" office:value="14050">
            <text:p>14050</text:p>
          </table:table-cell>
          <table:table-cell office:value-type="float" office:value="20251">
            <text:p>20251</text:p>
          </table:table-cell>
          <table:table-cell office:value-type="float" office:value="-74.25">
            <text:p>-74.25</text:p>
          </table:table-cell>
          <table:table-cell office:value-type="float" office:value="-11.625">
            <text:p>-11.625</text:p>
          </table:table-cell>
          <table:table-cell office:value-type="float" office:value="-304.875">
            <text:p>-304.875</text:p>
          </table:table-cell>
          <table:table-cell office:value-type="float" office:value="-0.00731527093596059">
            <text:p>-0.0073152709</text:p>
          </table:table-cell>
          <table:table-cell office:value-type="float" office:value="-0.000827402135231317">
            <text:p>-0.0008274021</text:p>
          </table:table-cell>
          <table:table-cell office:value-type="float" office:value="-0.015054812108044">
            <text:p>-0.0150548121</text:p>
          </table:table-cell>
          <table:table-cell office:value-type="float" office:value="0.974501437574316">
            <text:p>0.9745014376</text:p>
          </table:table-cell>
          <table:table-cell office:value-type="float" office:value="0.997105434331505">
            <text:p>0.9971054343</text:p>
          </table:table-cell>
          <table:table-cell office:value-type="float" office:value="0.947752386462358">
            <text:p>0.94775238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9814">
            <text:p>9814</text:p>
          </table:table-cell>
          <table:table-cell office:value-type="float" office:value="14282">
            <text:p>14282</text:p>
          </table:table-cell>
          <table:table-cell office:value-type="float" office:value="20610">
            <text:p>20610</text:p>
          </table:table-cell>
          <table:table-cell office:value-type="float" office:value="-231.375">
            <text:p>-231.375</text:p>
          </table:table-cell>
          <table:table-cell office:value-type="float" office:value="-42.5">
            <text:p>-42.5</text:p>
          </table:table-cell>
          <table:table-cell office:value-type="float" office:value="-416.875">
            <text:p>-416.875</text:p>
          </table:table-cell>
          <table:table-cell office:value-type="float" office:value="-0.0235760138577542">
            <text:p>-0.0235760139</text:p>
          </table:table-cell>
          <table:table-cell office:value-type="float" office:value="-0.0029757737011623">
            <text:p>-0.0029757737</text:p>
          </table:table-cell>
          <table:table-cell office:value-type="float" office:value="-0.0202268316351286">
            <text:p>-0.0202268316</text:p>
          </table:table-cell>
          <table:table-cell office:value-type="float" office:value="0.918573375219525">
            <text:p>0.9185733752</text:p>
          </table:table-cell>
          <table:table-cell office:value-type="float" office:value="0.989602148295008">
            <text:p>0.9896021483</text:p>
          </table:table-cell>
          <table:table-cell office:value-type="float" office:value="0.930007973724322">
            <text:p>0.9300079737</text:p>
          </table:table-cell>
          <table:table-cell office:value-type="float" office:value="-29.0525731281043">
            <text:p>-29.0525731281</text:p>
          </table:table-cell>
          <table:table-cell office:value-type="float" office:value="0">
            <text:p>0</text:p>
          </table:table-cell>
          <table:table-cell office:value-type="float" office:value="-33.9209438828707">
            <text:p>-33.920943882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10067">
            <text:p>10067</text:p>
          </table:table-cell>
          <table:table-cell office:value-type="float" office:value="13387">
            <text:p>13387</text:p>
          </table:table-cell>
          <table:table-cell office:value-type="float" office:value="18814">
            <text:p>18814</text:p>
          </table:table-cell>
          <table:table-cell office:value-type="float" office:value="-202.625">
            <text:p>-202.625</text:p>
          </table:table-cell>
          <table:table-cell office:value-type="float" office:value="-266.5">
            <text:p>-266.5</text:p>
          </table:table-cell>
          <table:table-cell office:value-type="float" office:value="-207.25">
            <text:p>-207.25</text:p>
          </table:table-cell>
          <table:table-cell office:value-type="float" office:value="-0.0201276447799742">
            <text:p>-0.0201276448</text:p>
          </table:table-cell>
          <table:table-cell office:value-type="float" office:value="-0.0199073728243819">
            <text:p>-0.0199073728</text:p>
          </table:table-cell>
          <table:table-cell office:value-type="float" office:value="-0.0110157329648134">
            <text:p>-0.011015733</text:p>
          </table:table-cell>
          <table:table-cell office:value-type="float" office:value="0.930347282555492">
            <text:p>0.9303472826</text:p>
          </table:table-cell>
          <table:table-cell office:value-type="float" office:value="0.931100949960491">
            <text:p>0.93110095</text:p>
          </table:table-cell>
          <table:table-cell office:value-type="float" office:value="0.961682773513747">
            <text:p>0.9616827735</text:p>
          </table:table-cell>
          <table:table-cell office:value-type="float" office:value="-34.0898221639569">
            <text:p>-34.0898221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9830">
            <text:p>9830</text:p>
          </table:table-cell>
          <table:table-cell office:value-type="float" office:value="13300">
            <text:p>13300</text:p>
          </table:table-cell>
          <table:table-cell office:value-type="float" office:value="19240">
            <text:p>19240</text:p>
          </table:table-cell>
          <table:table-cell office:value-type="float" office:value="-94.875">
            <text:p>-94.875</text:p>
          </table:table-cell>
          <table:table-cell office:value-type="float" office:value="-355">
            <text:p>-355</text:p>
          </table:table-cell>
          <table:table-cell office:value-type="float" office:value="-434.875">
            <text:p>-434.875</text:p>
          </table:table-cell>
          <table:table-cell office:value-type="float" office:value="-0.00965157680569685">
            <text:p>-0.0096515768</text:p>
          </table:table-cell>
          <table:table-cell office:value-type="float" office:value="-0.0266917293233083">
            <text:p>-0.0266917293</text:p>
          </table:table-cell>
          <table:table-cell office:value-type="float" office:value="-0.0226026507276507">
            <text:p>-0.0226026507</text:p>
          </table:table-cell>
          <table:table-cell office:value-type="float" office:value="0.96640206093234">
            <text:p>0.9664020609</text:p>
          </table:table-cell>
          <table:table-cell office:value-type="float" office:value="0.907975346260388">
            <text:p>0.9079753463</text:p>
          </table:table-cell>
          <table:table-cell office:value-type="float" office:value="0.921892046900258">
            <text:p>0.9218920469</text:p>
          </table:table-cell>
          <table:table-cell office:value-type="float" office:value="0">
            <text:p>0</text:p>
          </table:table-cell>
          <table:table-cell office:value-type="float" office:value="-25.6204763842209">
            <text:p>-25.6204763842</text:p>
          </table:table-cell>
          <table:table-cell office:value-type="float" office:value="-30.3187382347227">
            <text:p>-30.318738234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9774">
            <text:p>9774</text:p>
          </table:table-cell>
          <table:table-cell office:value-type="float" office:value="14024">
            <text:p>14024</text:p>
          </table:table-cell>
          <table:table-cell office:value-type="float" office:value="19785">
            <text:p>19785</text:p>
          </table:table-cell>
          <table:table-cell office:value-type="float" office:value="-76.375">
            <text:p>-76.375</text:p>
          </table:table-cell>
          <table:table-cell office:value-type="float" office:value="-247.5">
            <text:p>-247.5</text:p>
          </table:table-cell>
          <table:table-cell office:value-type="float" office:value="-249.5">
            <text:p>-249.5</text:p>
          </table:table-cell>
          <table:table-cell office:value-type="float" office:value="-0.00781409862901576">
            <text:p>-0.0078140986</text:p>
          </table:table-cell>
          <table:table-cell office:value-type="float" office:value="-0.0176483171705647">
            <text:p>-0.0176483172</text:p>
          </table:table-cell>
          <table:table-cell office:value-type="float" office:value="-0.0126105635582512">
            <text:p>-0.0126105636</text:p>
          </table:table-cell>
          <table:table-cell office:value-type="float" office:value="0.972770332667717">
            <text:p>0.9727703327</text:p>
          </table:table-cell>
          <table:table-cell office:value-type="float" office:value="0.938841357576971">
            <text:p>0.9388413576</text:p>
          </table:table-cell>
          <table:table-cell office:value-type="float" office:value="0.956174719120104">
            <text:p>0.95617471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3152">
            <text:p>13152</text:p>
          </table:table-cell>
          <table:table-cell office:value-type="float" office:value="20049">
            <text:p>20049</text:p>
          </table:table-cell>
          <table:table-cell office:value-type="float" office:value="-251.625">
            <text:p>-251.625</text:p>
          </table:table-cell>
          <table:table-cell office:value-type="float" office:value="-168.625">
            <text:p>-168.625</text:p>
          </table:table-cell>
          <table:table-cell office:value-type="float" office:value="-408.875">
            <text:p>-408.875</text:p>
          </table:table-cell>
          <table:table-cell office:value-type="float" office:value="-0.0266269841269841">
            <text:p>-0.0266269841</text:p>
          </table:table-cell>
          <table:table-cell office:value-type="float" office:value="-0.0128212439172749">
            <text:p>-0.0128212439</text:p>
          </table:table-cell>
          <table:table-cell office:value-type="float" office:value="-0.0203937852261958">
            <text:p>-0.0203937852</text:p>
          </table:table-cell>
          <table:table-cell office:value-type="float" office:value="0.908195188271605">
            <text:p>0.9081951883</text:p>
          </table:table-cell>
          <table:table-cell office:value-type="float" office:value="0.955447839508887">
            <text:p>0.9554478395</text:p>
          </table:table-cell>
          <table:table-cell office:value-type="float" office:value="0.929436928400985">
            <text:p>0.9294369284</text:p>
          </table:table-cell>
          <table:table-cell office:value-type="float" office:value="-25.6836245508447">
            <text:p>-25.6836245508</text:p>
          </table:table-cell>
          <table:table-cell office:value-type="float" office:value="0">
            <text:p>0</text:p>
          </table:table-cell>
          <table:table-cell office:value-type="float" office:value="-33.6403935663548">
            <text:p>-33.640393566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9161">
            <text:p>9161</text:p>
          </table:table-cell>
          <table:table-cell office:value-type="float" office:value="12498">
            <text:p>12498</text:p>
          </table:table-cell>
          <table:table-cell office:value-type="float" office:value="18194">
            <text:p>18194</text:p>
          </table:table-cell>
          <table:table-cell office:value-type="float" office:value="-127.375">
            <text:p>-127.375</text:p>
          </table:table-cell>
          <table:table-cell office:value-type="float" office:value="-239.75">
            <text:p>-239.75</text:p>
          </table:table-cell>
          <table:table-cell office:value-type="float" office:value="-217.625">
            <text:p>-217.625</text:p>
          </table:table-cell>
          <table:table-cell office:value-type="float" office:value="-0.0139040497762253">
            <text:p>-0.0139040498</text:p>
          </table:table-cell>
          <table:table-cell office:value-type="float" office:value="-0.0191830692910866">
            <text:p>-0.0191830693</text:p>
          </table:table-cell>
          <table:table-cell office:value-type="float" office:value="-0.0119613608882049">
            <text:p>-0.0119613609</text:p>
          </table:table-cell>
          <table:table-cell office:value-type="float" office:value="0.951714738079564">
            <text:p>0.9517147381</text:p>
          </table:table-cell>
          <table:table-cell office:value-type="float" office:value="0.933580518170153">
            <text:p>0.9335805182</text:p>
          </table:table-cell>
          <table:table-cell office:value-type="float" office:value="0.958415662233707">
            <text:p>0.95841566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9040">
            <text:p>9040</text:p>
          </table:table-cell>
          <table:table-cell office:value-type="float" office:value="12468">
            <text:p>12468</text:p>
          </table:table-cell>
          <table:table-cell office:value-type="float" office:value="18212">
            <text:p>18212</text:p>
          </table:table-cell>
          <table:table-cell office:value-type="float" office:value="-22.125">
            <text:p>-22.125</text:p>
          </table:table-cell>
          <table:table-cell office:value-type="float" office:value="-129">
            <text:p>-129</text:p>
          </table:table-cell>
          <table:table-cell office:value-type="float" office:value="-252.625">
            <text:p>-252.625</text:p>
          </table:table-cell>
          <table:table-cell office:value-type="float" office:value="-0.00244745575221239">
            <text:p>-0.0024474558</text:p>
          </table:table-cell>
          <table:table-cell office:value-type="float" office:value="-0.0103464870067372">
            <text:p>-0.010346487</text:p>
          </table:table-cell>
          <table:table-cell office:value-type="float" office:value="-0.0138713485613881">
            <text:p>-0.0138713486</text:p>
          </table:table-cell>
          <table:table-cell office:value-type="float" office:value="0.991445645344988">
            <text:p>0.9914456453</text:p>
          </table:table-cell>
          <table:table-cell office:value-type="float" office:value="0.963997113071446">
            <text:p>0.9639971131</text:p>
          </table:table-cell>
          <table:table-cell office:value-type="float" office:value="0.951827412084528">
            <text:p>0.95182741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8677">
            <text:p>8677</text:p>
          </table:table-cell>
          <table:table-cell office:value-type="float" office:value="12507">
            <text:p>12507</text:p>
          </table:table-cell>
          <table:table-cell office:value-type="float" office:value="19354">
            <text:p>19354</text:p>
          </table:table-cell>
          <table:table-cell office:value-type="float" office:value="-201.5">
            <text:p>-201.5</text:p>
          </table:table-cell>
          <table:table-cell office:value-type="float" office:value="-151.25">
            <text:p>-151.25</text:p>
          </table:table-cell>
          <table:table-cell office:value-type="float" office:value="-306.125">
            <text:p>-306.125</text:p>
          </table:table-cell>
          <table:table-cell office:value-type="float" office:value="-0.0232223118589374">
            <text:p>-0.0232223119</text:p>
          </table:table-cell>
          <table:table-cell office:value-type="float" office:value="-0.0120932277924362">
            <text:p>-0.0120932278</text:p>
          </table:table-cell>
          <table:table-cell office:value-type="float" office:value="-0.0158171437428955">
            <text:p>-0.0158171437</text:p>
          </table:table-cell>
          <table:table-cell office:value-type="float" office:value="0.919778888999144">
            <text:p>0.919778889</text:p>
          </table:table-cell>
          <table:table-cell office:value-type="float" office:value="0.957960345197015">
            <text:p>0.9579603452</text:p>
          </table:table-cell>
          <table:table-cell office:value-type="float" office:value="0.945130353690785">
            <text:p>0.9451303537</text:p>
          </table:table-cell>
          <table:table-cell office:value-type="float" office:value="-29.5003971974046">
            <text:p>-29.50039719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604">
            <text:p>604</text:p>
          </table:table-cell>
          <table:table-cell table:number-columns-repeated="2" office:value-type="float" office:value="971">
            <text:p>971</text:p>
          </table:table-cell>
          <table:table-cell office:value-type="float" office:value="8783">
            <text:p>8783</text:p>
          </table:table-cell>
          <table:table-cell office:value-type="float" office:value="12075">
            <text:p>12075</text:p>
          </table:table-cell>
          <table:table-cell office:value-type="float" office:value="17284">
            <text:p>17284</text:p>
          </table:table-cell>
          <table:table-cell office:value-type="float" office:value="-205.25">
            <text:p>-205.25</text:p>
          </table:table-cell>
          <table:table-cell office:value-type="float" office:value="-278.25">
            <text:p>-278.25</text:p>
          </table:table-cell>
          <table:table-cell office:value-type="float" office:value="-173.875">
            <text:p>-173.875</text:p>
          </table:table-cell>
          <table:table-cell office:value-type="float" office:value="-0.0233690083115109">
            <text:p>-0.0233690083</text:p>
          </table:table-cell>
          <table:table-cell office:value-type="float" office:value="-0.0230434782608696">
            <text:p>-0.0230434783</text:p>
          </table:table-cell>
          <table:table-cell office:value-type="float" office:value="-0.0100598819717658">
            <text:p>-0.010059882</text:p>
          </table:table-cell>
          <table:table-cell office:value-type="float" office:value="0.91927884758666">
            <text:p>0.9192788476</text:p>
          </table:table-cell>
          <table:table-cell office:value-type="float" office:value="0.920388589792061">
            <text:p>0.9203885898</text:p>
          </table:table-cell>
          <table:table-cell office:value-type="float" office:value="0.96498876750038">
            <text:p>0.9649887675</text:p>
          </table:table-cell>
          <table:table-cell office:value-type="float" office:value="-29.3130188326491">
            <text:p>-29.3130188326</text:p>
          </table:table-cell>
          <table:table-cell office:value-type="float" office:value="-29.732051789303">
            <text:p>-29.73205178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734">
            <text:p>8734</text:p>
          </table:table-cell>
          <table:table-cell office:value-type="float" office:value="11760">
            <text:p>11760</text:p>
          </table:table-cell>
          <table:table-cell office:value-type="float" office:value="16921">
            <text:p>16921</text:p>
          </table:table-cell>
          <table:table-cell office:value-type="float" office:value="-114.5">
            <text:p>-114.5</text:p>
          </table:table-cell>
          <table:table-cell office:value-type="float" office:value="-334.5">
            <text:p>-334.5</text:p>
          </table:table-cell>
          <table:table-cell office:value-type="float" office:value="-344.375">
            <text:p>-344.375</text:p>
          </table:table-cell>
          <table:table-cell office:value-type="float" office:value="-0.0131096862834898">
            <text:p>-0.0131096863</text:p>
          </table:table-cell>
          <table:table-cell office:value-type="float" office:value="-0.0284438775510204">
            <text:p>-0.0284438776</text:p>
          </table:table-cell>
          <table:table-cell office:value-type="float" office:value="-0.0203519295549908">
            <text:p>-0.0203519296</text:p>
          </table:table-cell>
          <table:table-cell office:value-type="float" office:value="0.954452951201711">
            <text:p>0.9544529512</text:p>
          </table:table-cell>
          <table:table-cell office:value-type="float" office:value="0.902032174744898">
            <text:p>0.9020321747</text:p>
          </table:table-cell>
          <table:table-cell office:value-type="float" office:value="0.92958008058929">
            <text:p>0.9295800806</text:p>
          </table:table-cell>
          <table:table-cell office:value-type="float" office:value="0">
            <text:p>0</text:p>
          </table:table-cell>
          <table:table-cell office:value-type="float" office:value="-24.0207008667262">
            <text:p>-24.0207008667</text:p>
          </table:table-cell>
          <table:table-cell office:value-type="float" office:value="-33.7102958997096">
            <text:p>-33.710295899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640">
            <text:p>8640</text:p>
          </table:table-cell>
          <table:table-cell office:value-type="float" office:value="12650">
            <text:p>12650</text:p>
          </table:table-cell>
          <table:table-cell office:value-type="float" office:value="17992">
            <text:p>17992</text:p>
          </table:table-cell>
          <table:table-cell office:value-type="float" office:value="-95.75">
            <text:p>-95.75</text:p>
          </table:table-cell>
          <table:table-cell office:value-type="float" office:value="-497.75">
            <text:p>-497.75</text:p>
          </table:table-cell>
          <table:table-cell office:value-type="float" office:value="-646">
            <text:p>-646</text:p>
          </table:table-cell>
          <table:table-cell office:value-type="float" office:value="-0.0110821759259259">
            <text:p>-0.0110821759</text:p>
          </table:table-cell>
          <table:table-cell office:value-type="float" office:value="-0.0393478260869565">
            <text:p>-0.0393478261</text:p>
          </table:table-cell>
          <table:table-cell office:value-type="float" office:value="-0.0359048465984882">
            <text:p>-0.0359048466</text:p>
          </table:table-cell>
          <table:table-cell office:value-type="float" office:value="0.961453100920835">
            <text:p>0.9614531009</text:p>
          </table:table-cell>
          <table:table-cell office:value-type="float" office:value="0.86531718147448">
            <text:p>0.8653171815</text:p>
          </table:table-cell>
          <table:table-cell office:value-type="float" office:value="0.876859786603443">
            <text:p>0.8768597866</text:p>
          </table:table-cell>
          <table:table-cell office:value-type="float" office:value="0">
            <text:p>0</text:p>
          </table:table-cell>
          <table:table-cell office:value-type="float" office:value="-17.2670029250234">
            <text:p>-17.267002925</text:p>
          </table:table-cell>
          <table:table-cell office:value-type="float" office:value="-18.9564290267715">
            <text:p>-18.956429026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8406">
            <text:p>8406</text:p>
          </table:table-cell>
          <table:table-cell office:value-type="float" office:value="12268">
            <text:p>12268</text:p>
          </table:table-cell>
          <table:table-cell office:value-type="float" office:value="18810">
            <text:p>18810</text:p>
          </table:table-cell>
          <table:table-cell office:value-type="float" office:value="-247.5">
            <text:p>-247.5</text:p>
          </table:table-cell>
          <table:table-cell office:value-type="float" office:value="-488.875">
            <text:p>-488.875</text:p>
          </table:table-cell>
          <table:table-cell office:value-type="float" office:value="-301.125">
            <text:p>-301.125</text:p>
          </table:table-cell>
          <table:table-cell office:value-type="float" office:value="-0.0294432548179872">
            <text:p>-0.0294432548</text:p>
          </table:table-cell>
          <table:table-cell office:value-type="float" office:value="-0.0398496087381806">
            <text:p>-0.0398496087</text:p>
          </table:table-cell>
          <table:table-cell office:value-type="float" office:value="-0.0160087719298246">
            <text:p>-0.0160087719</text:p>
          </table:table-cell>
          <table:table-cell office:value-type="float" office:value="0.898647742435428">
            <text:p>0.8986477424</text:p>
          </table:table-cell>
          <table:table-cell office:value-type="float" office:value="0.863638832396877">
            <text:p>0.8636388324</text:p>
          </table:table-cell>
          <table:table-cell office:value-type="float" office:value="0.944471608571868">
            <text:p>0.9444716086</text:p>
          </table:table-cell>
          <table:table-cell office:value-type="float" office:value="-23.1934989735737">
            <text:p>-23.1934989736</text:p>
          </table:table-cell>
          <table:table-cell office:value-type="float" office:value="-17.0451549971549">
            <text:p>-17.0451549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8358">
            <text:p>8358</text:p>
          </table:table-cell>
          <table:table-cell office:value-type="float" office:value="11370">
            <text:p>11370</text:p>
          </table:table-cell>
          <table:table-cell office:value-type="float" office:value="16957">
            <text:p>16957</text:p>
          </table:table-cell>
          <table:table-cell office:value-type="float" office:value="-174.375">
            <text:p>-174.375</text:p>
          </table:table-cell>
          <table:table-cell office:value-type="float" office:value="-226">
            <text:p>-226</text:p>
          </table:table-cell>
          <table:table-cell office:value-type="float" office:value="-256.25">
            <text:p>-256.25</text:p>
          </table:table-cell>
          <table:table-cell office:value-type="float" office:value="-0.0208632447954056">
            <text:p>-0.0208632448</text:p>
          </table:table-cell>
          <table:table-cell office:value-type="float" office:value="-0.0198768689533861">
            <text:p>-0.019876869</text:p>
          </table:table-cell>
          <table:table-cell office:value-type="float" office:value="-0.0151117532582414">
            <text:p>-0.0151117533</text:p>
          </table:table-cell>
          <table:table-cell office:value-type="float" office:value="0.927831782183531">
            <text:p>0.9278317822</text:p>
          </table:table-cell>
          <table:table-cell office:value-type="float" office:value="0.931205334905153">
            <text:p>0.9312053349</text:p>
          </table:table-cell>
          <table:table-cell office:value-type="float" office:value="0.947556459165769">
            <text:p>0.9475564592</text:p>
          </table:table-cell>
          <table:table-cell office:value-type="float" office:value="-32.8755727773413">
            <text:p>-32.87557277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1095">
            <text:p>11095</text:p>
          </table:table-cell>
          <table:table-cell office:value-type="float" office:value="15971">
            <text:p>15971</text:p>
          </table:table-cell>
          <table:table-cell office:value-type="float" office:value="-622.875">
            <text:p>-622.875</text:p>
          </table:table-cell>
          <table:table-cell office:value-type="float" office:value="-284.375">
            <text:p>-284.375</text:p>
          </table:table-cell>
          <table:table-cell office:value-type="float" office:value="-364.75">
            <text:p>-364.75</text:p>
          </table:table-cell>
          <table:table-cell office:value-type="float" office:value="-0.0865104166666667">
            <text:p>-0.0865104167</text:p>
          </table:table-cell>
          <table:table-cell office:value-type="float" office:value="-0.0256309148264984">
            <text:p>-0.0256309148</text:p>
          </table:table-cell>
          <table:table-cell office:value-type="float" office:value="-0.0228382693632208">
            <text:p>-0.0228382694</text:p>
          </table:table-cell>
          <table:table-cell office:value-type="float" office:value="0.711882283962674">
            <text:p>0.711882284</text:p>
          </table:table-cell>
          <table:table-cell office:value-type="float" office:value="0.911579407945148">
            <text:p>0.9115794079</text:p>
          </table:table-cell>
          <table:table-cell office:value-type="float" office:value="0.921088366861841">
            <text:p>0.9210883669</text:p>
          </table:table-cell>
          <table:table-cell office:value-type="float" office:value="-7.66049793301724">
            <text:p>-7.660497933</text:p>
          </table:table-cell>
          <table:table-cell office:value-type="float" office:value="-26.6953304676471">
            <text:p>-26.6953304676</text:p>
          </table:table-cell>
          <table:table-cell office:value-type="float" office:value="-30.0023417509775">
            <text:p>-30.00234175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1007">
            <text:p>1007</text:p>
          </table:table-cell>
          <table:table-cell office:value-type="float" office:value="5920">
            <text:p>5920</text:p>
          </table:table-cell>
          <table:table-cell office:value-type="float" office:value="10377">
            <text:p>10377</text:p>
          </table:table-cell>
          <table:table-cell office:value-type="float" office:value="17426">
            <text:p>17426</text:p>
          </table:table-cell>
          <table:table-cell office:value-type="float" office:value="-654.375">
            <text:p>-654.375</text:p>
          </table:table-cell>
          <table:table-cell office:value-type="float" office:value="-926.125">
            <text:p>-926.125</text:p>
          </table:table-cell>
          <table:table-cell office:value-type="float" office:value="-659.375">
            <text:p>-659.375</text:p>
          </table:table-cell>
          <table:table-cell office:value-type="float" office:value="-0.110536317567568">
            <text:p>-0.1105363176</text:p>
          </table:table-cell>
          <table:table-cell office:value-type="float" office:value="-0.0892478558350197">
            <text:p>-0.0892478558</text:p>
          </table:table-cell>
          <table:table-cell office:value-type="float" office:value="-0.0378385745437851">
            <text:p>-0.0378385745</text:p>
          </table:table-cell>
          <table:table-cell office:value-type="float" office:value="0.637070712416254">
            <text:p>0.6370707124</text:p>
          </table:table-cell>
          <table:table-cell office:value-type="float" office:value="0.703244256928882">
            <text:p>0.7032442569</text:p>
          </table:table-cell>
          <table:table-cell office:value-type="float" office:value="0.870371234234823">
            <text:p>0.8703712342</text:p>
          </table:table-cell>
          <table:table-cell office:value-type="float" office:value="-5.91742605895814">
            <text:p>-5.917426059</text:p>
          </table:table-cell>
          <table:table-cell office:value-type="float" office:value="-7.41456886991034">
            <text:p>-7.4145688699</text:p>
          </table:table-cell>
          <table:table-cell office:value-type="float" office:value="-17.9697315073137">
            <text:p>-17.969731507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935">
            <text:p>935</text:p>
          </table:table-cell>
          <table:table-cell office:value-type="float" office:value="5100">
            <text:p>5100</text:p>
          </table:table-cell>
          <table:table-cell office:value-type="float" office:value="9772">
            <text:p>9772</text:p>
          </table:table-cell>
          <table:table-cell office:value-type="float" office:value="16431">
            <text:p>16431</text:p>
          </table:table-cell>
          <table:table-cell office:value-type="float" office:value="-522.375">
            <text:p>-522.375</text:p>
          </table:table-cell>
          <table:table-cell office:value-type="float" office:value="-434.125">
            <text:p>-434.125</text:p>
          </table:table-cell>
          <table:table-cell office:value-type="float" office:value="-689.75">
            <text:p>-689.75</text:p>
          </table:table-cell>
          <table:table-cell office:value-type="float" office:value="-0.102426470588235">
            <text:p>-0.1024264706</text:p>
          </table:table-cell>
          <table:table-cell office:value-type="float" office:value="-0.0444253990994679">
            <text:p>-0.0444253991</text:p>
          </table:table-cell>
          <table:table-cell office:value-type="float" office:value="-0.0419785770799099">
            <text:p>-0.0419785771</text:p>
          </table:table-cell>
          <table:table-cell office:value-type="float" office:value="0.662070069420415">
            <text:p>0.6620700694</text:p>
          </table:table-cell>
          <table:table-cell office:value-type="float" office:value="0.848379390678751">
            <text:p>0.8483793907</text:p>
          </table:table-cell>
          <table:table-cell office:value-type="float" office:value="0.856528894050277">
            <text:p>0.8565288941</text:p>
          </table:table-cell>
          <table:table-cell office:value-type="float" office:value="-6.41445190463782">
            <text:p>-6.4144519046</text:p>
          </table:table-cell>
          <table:table-cell office:value-type="float" office:value="-15.2532991905483">
            <text:p>-15.2532991905</text:p>
          </table:table-cell>
          <table:table-cell office:value-type="float" office:value="-16.1628758724575">
            <text:p>-16.162875872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858">
            <text:p>858</text:p>
          </table:table-cell>
          <table:table-cell office:value-type="float" office:value="4185">
            <text:p>4185</text:p>
          </table:table-cell>
          <table:table-cell office:value-type="float" office:value="8965">
            <text:p>8965</text:p>
          </table:table-cell>
          <table:table-cell office:value-type="float" office:value="14891">
            <text:p>14891</text:p>
          </table:table-cell>
          <table:table-cell office:value-type="float" office:value="-503.25">
            <text:p>-503.25</text:p>
          </table:table-cell>
          <table:table-cell office:value-type="float" office:value="-893">
            <text:p>-893</text:p>
          </table:table-cell>
          <table:table-cell office:value-type="float" office:value="-749.75">
            <text:p>-749.75</text:p>
          </table:table-cell>
          <table:table-cell office:value-type="float" office:value="-0.120250896057348">
            <text:p>-0.1202508961</text:p>
          </table:table-cell>
          <table:table-cell office:value-type="float" office:value="-0.0996095928611266">
            <text:p>-0.0996095929</text:p>
          </table:table-cell>
          <table:table-cell office:value-type="float" office:value="-0.0503492042173125">
            <text:p>-0.0503492042</text:p>
          </table:table-cell>
          <table:table-cell office:value-type="float" office:value="0.607464008684369">
            <text:p>0.6074640087</text:p>
          </table:table-cell>
          <table:table-cell office:value-type="float" office:value="0.670813684126377">
            <text:p>0.6708136841</text:p>
          </table:table-cell>
          <table:table-cell office:value-type="float" office:value="0.828746468275427">
            <text:p>0.8287464683</text:p>
          </table:table-cell>
          <table:table-cell office:value-type="float" office:value="-5.4102027828066">
            <text:p>-5.4102027828</text:p>
          </table:table-cell>
          <table:table-cell office:value-type="float" office:value="-6.60600553888591">
            <text:p>-6.6060055389</text:p>
          </table:table-cell>
          <table:table-cell office:value-type="float" office:value="-13.4172376419022">
            <text:p>-13.417237641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549">
            <text:p>549</text:p>
          </table:table-cell>
          <table:table-cell office:value-type="float" office:value="3770">
            <text:p>3770</text:p>
          </table:table-cell>
          <table:table-cell office:value-type="float" office:value="8999">
            <text:p>8999</text:p>
          </table:table-cell>
          <table:table-cell office:value-type="float" office:value="15480">
            <text:p>15480</text:p>
          </table:table-cell>
          <table:table-cell office:value-type="float" office:value="-433.5">
            <text:p>-433.5</text:p>
          </table:table-cell>
          <table:table-cell office:value-type="float" office:value="-621.375">
            <text:p>-621.375</text:p>
          </table:table-cell>
          <table:table-cell office:value-type="float" office:value="-414.625">
            <text:p>-414.625</text:p>
          </table:table-cell>
          <table:table-cell office:value-type="float" office:value="-0.114986737400531">
            <text:p>-0.1149867374</text:p>
          </table:table-cell>
          <table:table-cell office:value-type="float" office:value="-0.0690493388154239">
            <text:p>-0.0690493388</text:p>
          </table:table-cell>
          <table:table-cell office:value-type="float" office:value="-0.0267845607235142">
            <text:p>-0.0267845607</text:p>
          </table:table-cell>
          <table:table-cell office:value-type="float" office:value="0.62346144066306">
            <text:p>0.6234614407</text:p>
          </table:table-cell>
          <table:table-cell office:value-type="float" office:value="0.767672224080077">
            <text:p>0.7676722241</text:p>
          </table:table-cell>
          <table:table-cell office:value-type="float" office:value="0.907660166346277">
            <text:p>0.9076601663</text:p>
          </table:table-cell>
          <table:table-cell office:value-type="float" office:value="-5.67443433564869">
            <text:p>-5.6744343356</text:p>
          </table:table-cell>
          <table:table-cell office:value-type="float" office:value="-9.68772720765687">
            <text:p>-9.6877272077</text:p>
          </table:table-cell>
          <table:table-cell office:value-type="float" office:value="-25.5304674322518">
            <text:p>-25.530467432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880">
            <text:p>880</text:p>
          </table:table-cell>
          <table:table-cell office:value-type="float" office:value="4212">
            <text:p>4212</text:p>
          </table:table-cell>
          <table:table-cell office:value-type="float" office:value="8496">
            <text:p>8496</text:p>
          </table:table-cell>
          <table:table-cell office:value-type="float" office:value="16701">
            <text:p>16701</text:p>
          </table:table-cell>
          <table:table-cell office:value-type="float" office:value="-227.5">
            <text:p>-227.5</text:p>
          </table:table-cell>
          <table:table-cell office:value-type="float" office:value="-301.875">
            <text:p>-301.875</text:p>
          </table:table-cell>
          <table:table-cell office:value-type="float" office:value="-641">
            <text:p>-641</text:p>
          </table:table-cell>
          <table:table-cell office:value-type="float" office:value="-0.0540123456790123">
            <text:p>-0.0540123457</text:p>
          </table:table-cell>
          <table:table-cell office:value-type="float" office:value="-0.0355314265536723">
            <text:p>-0.0355314266</text:p>
          </table:table-cell>
          <table:table-cell office:value-type="float" office:value="-0.0383809352733369">
            <text:p>-0.0383809353</text:p>
          </table:table-cell>
          <table:table-cell office:value-type="float" office:value="0.816674763755525">
            <text:p>0.8166747638</text:p>
          </table:table-cell>
          <table:table-cell office:value-type="float" office:value="0.878114472317107">
            <text:p>0.8781144723</text:p>
          </table:table-cell>
          <table:table-cell office:value-type="float" office:value="0.868553995080535">
            <text:p>0.8685539951</text:p>
          </table:table-cell>
          <table:table-cell office:value-type="float" office:value="-12.4833442237636">
            <text:p>-12.4833442238</text:p>
          </table:table-cell>
          <table:table-cell office:value-type="float" office:value="-19.1593398641928">
            <text:p>-19.1593398642</text:p>
          </table:table-cell>
          <table:table-cell office:value-type="float" office:value="-17.7108398765634">
            <text:p>-17.710839876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949">
            <text:p>949</text:p>
          </table:table-cell>
          <table:table-cell office:value-type="float" office:value="4667">
            <text:p>4667</text:p>
          </table:table-cell>
          <table:table-cell office:value-type="float" office:value="8748">
            <text:p>8748</text:p>
          </table:table-cell>
          <table:table-cell office:value-type="float" office:value="15771">
            <text:p>15771</text:p>
          </table:table-cell>
          <table:table-cell office:value-type="float" office:value="-186.875">
            <text:p>-186.875</text:p>
          </table:table-cell>
          <table:table-cell office:value-type="float" office:value="-249">
            <text:p>-249</text:p>
          </table:table-cell>
          <table:table-cell office:value-type="float" office:value="-798">
            <text:p>-798</text:p>
          </table:table-cell>
          <table:table-cell office:value-type="float" office:value="-0.040041782729805">
            <text:p>-0.0400417827</text:p>
          </table:table-cell>
          <table:table-cell office:value-type="float" office:value="-0.0284636488340192">
            <text:p>-0.0284636488</text:p>
          </table:table-cell>
          <table:table-cell office:value-type="float" office:value="-0.0505992010652463">
            <text:p>-0.0505992011</text:p>
          </table:table-cell>
          <table:table-cell office:value-type="float" office:value="0.862996315399477">
            <text:p>0.8629963154</text:p>
          </table:table-cell>
          <table:table-cell office:value-type="float" office:value="0.901965180518628">
            <text:p>0.9019651805</text:p>
          </table:table-cell>
          <table:table-cell office:value-type="float" office:value="0.827920943402583">
            <text:p>0.8279209434</text:p>
          </table:table-cell>
          <table:table-cell office:value-type="float" office:value="-16.9616634041053">
            <text:p>-16.9616634041</text:p>
          </table:table-cell>
          <table:table-cell office:value-type="float" office:value="-24.0037726544142">
            <text:p>-24.0037726544</text:p>
          </table:table-cell>
          <table:table-cell office:value-type="float" office:value="-13.3492044569688">
            <text:p>-13.34920445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185">
            <text:p>4185</text:p>
          </table:table-cell>
          <table:table-cell office:value-type="float" office:value="8008">
            <text:p>8008</text:p>
          </table:table-cell>
          <table:table-cell office:value-type="float" office:value="14618">
            <text:p>14618</text:p>
          </table:table-cell>
          <table:table-cell office:value-type="float" office:value="-503.25">
            <text:p>-503.25</text:p>
          </table:table-cell>
          <table:table-cell office:value-type="float" office:value="-175.5">
            <text:p>-175.5</text:p>
          </table:table-cell>
          <table:table-cell office:value-type="float" office:value="-809.5">
            <text:p>-809.5</text:p>
          </table:table-cell>
          <table:table-cell office:value-type="float" office:value="-0.120250896057348">
            <text:p>-0.1202508961</text:p>
          </table:table-cell>
          <table:table-cell office:value-type="float" office:value="-0.0219155844155844">
            <text:p>-0.0219155844</text:p>
          </table:table-cell>
          <table:table-cell office:value-type="float" office:value="-0.0553769325489123">
            <text:p>-0.0553769325</text:p>
          </table:table-cell>
          <table:table-cell office:value-type="float" office:value="0.607464008684369">
            <text:p>0.6074640087</text:p>
          </table:table-cell>
          <table:table-cell office:value-type="float" office:value="0.924236828512397">
            <text:p>0.9242368285</text:p>
          </table:table-cell>
          <table:table-cell office:value-type="float" office:value="0.812191281209519">
            <text:p>0.8121912812</text:p>
          </table:table-cell>
          <table:table-cell office:value-type="float" office:value="-5.4102027828066">
            <text:p>-5.4102027828</text:p>
          </table:table-cell>
          <table:table-cell office:value-type="float" office:value="-31.2801955767134">
            <text:p>-31.2801955767</text:p>
          </table:table-cell>
          <table:table-cell office:value-type="float" office:value="-12.1670296553895">
            <text:p>-12.167029655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4065">
            <text:p>4065</text:p>
          </table:table-cell>
          <table:table-cell office:value-type="float" office:value="7046">
            <text:p>7046</text:p>
          </table:table-cell>
          <table:table-cell office:value-type="float" office:value="12155">
            <text:p>12155</text:p>
          </table:table-cell>
          <table:table-cell office:value-type="float" office:value="-328.125">
            <text:p>-328.125</text:p>
          </table:table-cell>
          <table:table-cell office:value-type="float" office:value="-508.625">
            <text:p>-508.625</text:p>
          </table:table-cell>
          <table:table-cell office:value-type="float" office:value="-867.75">
            <text:p>-867.75</text:p>
          </table:table-cell>
          <table:table-cell office:value-type="float" office:value="-0.080719557195572">
            <text:p>-0.0807195572</text:p>
          </table:table-cell>
          <table:table-cell office:value-type="float" office:value="-0.0721863468634686">
            <text:p>-0.0721863469</text:p>
          </table:table-cell>
          <table:table-cell office:value-type="float" office:value="-0.0713903743315508">
            <text:p>-0.0713903743</text:p>
          </table:table-cell>
          <table:table-cell office:value-type="float" office:value="0.730252217766643">
            <text:p>0.7302522178</text:p>
          </table:table-cell>
          <table:table-cell office:value-type="float" office:value="0.757561088577906">
            <text:p>0.7575610886</text:p>
          </table:table-cell>
          <table:table-cell office:value-type="float" office:value="0.760122997512082">
            <text:p>0.7601229975</text:p>
          </table:table-cell>
          <table:table-cell office:value-type="float" office:value="-8.23566883472982">
            <text:p>-8.2356688347</text:p>
          </table:table-cell>
          <table:table-cell office:value-type="float" office:value="-9.25129126529548">
            <text:p>-9.2512912653</text:p>
          </table:table-cell>
          <table:table-cell office:value-type="float" office:value="-9.35840117408084">
            <text:p>-9.358401174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4395">
            <text:p>4395</text:p>
          </table:table-cell>
          <table:table-cell office:value-type="float" office:value="6990">
            <text:p>6990</text:p>
          </table:table-cell>
          <table:table-cell office:value-type="float" office:value="10269">
            <text:p>10269</text:p>
          </table:table-cell>
          <table:table-cell office:value-type="float" office:value="-165.25">
            <text:p>-165.25</text:p>
          </table:table-cell>
          <table:table-cell office:value-type="float" office:value="-131.25">
            <text:p>-131.25</text:p>
          </table:table-cell>
          <table:table-cell office:value-type="float" office:value="-994.125">
            <text:p>-994.125</text:p>
          </table:table-cell>
          <table:table-cell office:value-type="float" office:value="-0.0375995449374289">
            <text:p>-0.0375995449</text:p>
          </table:table-cell>
          <table:table-cell office:value-type="float" office:value="-0.0187768240343348">
            <text:p>-0.018776824</text:p>
          </table:table-cell>
          <table:table-cell office:value-type="float" office:value="-0.0968083552439381">
            <text:p>-0.0968083552</text:p>
          </table:table-cell>
          <table:table-cell office:value-type="float" office:value="0.871172495246822">
            <text:p>0.8711724952</text:p>
          </table:table-cell>
          <table:table-cell office:value-type="float" office:value="0.934972151356628">
            <text:p>0.9349721514</text:p>
          </table:table-cell>
          <table:table-cell office:value-type="float" office:value="0.679539597630488">
            <text:p>0.6795395976</text:p>
          </table:table-cell>
          <table:table-cell office:value-type="float" office:value="-18.0862012998855">
            <text:p>-18.0862012999</text:p>
          </table:table-cell>
          <table:table-cell office:value-type="float" office:value="0">
            <text:p>0</text:p>
          </table:table-cell>
          <table:table-cell office:value-type="float" office:value="-6.80753940017996">
            <text:p>-6.807539400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3627">
            <text:p>3627</text:p>
          </table:table-cell>
          <table:table-cell office:value-type="float" office:value="6138">
            <text:p>6138</text:p>
          </table:table-cell>
          <table:table-cell office:value-type="float" office:value="10912">
            <text:p>10912</text:p>
          </table:table-cell>
          <table:table-cell office:value-type="float" office:value="-82.875">
            <text:p>-82.875</text:p>
          </table:table-cell>
          <table:table-cell office:value-type="float" office:value="-140.25">
            <text:p>-140.25</text:p>
          </table:table-cell>
          <table:table-cell office:value-type="float" office:value="-384">
            <text:p>-384</text:p>
          </table:table-cell>
          <table:table-cell table:number-columns-repeated="2" office:value-type="float" office:value="-0.0228494623655914">
            <text:p>-0.0228494624</text:p>
          </table:table-cell>
          <table:table-cell office:value-type="float" office:value="-0.0351906158357771">
            <text:p>-0.0351906158</text:p>
          </table:table-cell>
          <table:table-cell table:number-columns-repeated="2" office:value-type="float" office:value="0.921050193664007">
            <text:p>0.9210501937</text:p>
          </table:table-cell>
          <table:table-cell office:value-type="float" office:value="0.879260068282867">
            <text:p>0.8792600683</text:p>
          </table:table-cell>
          <table:table-cell table:number-columns-repeated="2" office:value-type="float" office:value="-29.987473762812">
            <text:p>-29.9874737628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0">
            <text:p>290</text:p>
          </table:table-cell>
          <table:table-cell office:value-type="float" office:value="3375">
            <text:p>3375</text:p>
          </table:table-cell>
          <table:table-cell office:value-type="float" office:value="5850">
            <text:p>5850</text:p>
          </table:table-cell>
          <table:table-cell office:value-type="float" office:value="9856">
            <text:p>9856</text:p>
          </table:table-cell>
          <table:table-cell office:value-type="float" office:value="-31.875">
            <text:p>-31.875</text:p>
          </table:table-cell>
          <table:table-cell office:value-type="float" office:value="-55.25">
            <text:p>-55.25</text:p>
          </table:table-cell>
          <table:table-cell office:value-type="float" office:value="-216">
            <text:p>-216</text:p>
          </table:table-cell>
          <table:table-cell table:number-columns-repeated="2" office:value-type="float" office:value="-0.00944444444444444">
            <text:p>-0.0094444444</text:p>
          </table:table-cell>
          <table:table-cell office:value-type="float" office:value="-0.0219155844155844">
            <text:p>-0.0219155844</text:p>
          </table:table-cell>
          <table:table-cell table:number-columns-repeated="2" office:value-type="float" office:value="0.967119271604938">
            <text:p>0.9671192716</text:p>
          </table:table-cell>
          <table:table-cell office:value-type="float" office:value="0.924236828512397">
            <text:p>0.9242368285</text:p>
          </table:table-cell>
          <table:table-cell table:number-columns-repeated="2" office:value-type="float" office:value="0">
            <text:p>0</text:p>
          </table:table-cell>
          <table:table-cell office:value-type="float" office:value="-31.2801955767134">
            <text:p>-31.280195576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4">
            <text:p>324</text:p>
          </table:table-cell>
          <table:table-cell office:value-type="float" office:value="4005">
            <text:p>4005</text:p>
          </table:table-cell>
          <table:table-cell office:value-type="float" office:value="5795">
            <text:p>5795</text:p>
          </table:table-cell>
          <table:table-cell office:value-type="float" office:value="9760">
            <text:p>9760</text:p>
          </table:table-cell>
          <table:table-cell office:value-type="float" office:value="-22.5">
            <text:p>-22.5</text:p>
          </table:table-cell>
          <table:table-cell office:value-type="float" office:value="-9.5">
            <text:p>-9.5</text:p>
          </table:table-cell>
          <table:table-cell office:value-type="float" office:value="-16">
            <text:p>-16</text:p>
          </table:table-cell>
          <table:table-cell office:value-type="float" office:value="-0.00561797752808989">
            <text:p>-0.0056179775</text:p>
          </table:table-cell>
          <table:table-cell table:number-columns-repeated="2" office:value-type="float" office:value="-0.00163934426229508">
            <text:p>-0.0016393443</text:p>
          </table:table-cell>
          <table:table-cell office:value-type="float" office:value="0.980398939527837">
            <text:p>0.9803989395</text:p>
          </table:table-cell>
          <table:table-cell table:number-columns-repeated="2" office:value-type="float" office:value="0.994267562483203">
            <text:p>0.9942675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4395">
            <text:p>4395</text:p>
          </table:table-cell>
          <table:table-cell office:value-type="float" office:value="5913">
            <text:p>5913</text:p>
          </table:table-cell>
          <table:table-cell office:value-type="float" office:value="9548">
            <text:p>9548</text:p>
          </table:table-cell>
          <table:table-cell office:value-type="float" office:value="-165.25">
            <text:p>-165.25</text:p>
          </table:table-cell>
          <table:table-cell office:value-type="float" office:value="-220.75">
            <text:p>-220.75</text:p>
          </table:table-cell>
          <table:table-cell office:value-type="float" office:value="-336">
            <text:p>-336</text:p>
          </table:table-cell>
          <table:table-cell office:value-type="float" office:value="-0.0375995449374289">
            <text:p>-0.0375995449</text:p>
          </table:table-cell>
          <table:table-cell office:value-type="float" office:value="-0.0373329950955522">
            <text:p>-0.0373329951</text:p>
          </table:table-cell>
          <table:table-cell office:value-type="float" office:value="-0.0351906158357771">
            <text:p>-0.0351906158</text:p>
          </table:table-cell>
          <table:table-cell office:value-type="float" office:value="0.871172495246822">
            <text:p>0.8711724952</text:p>
          </table:table-cell>
          <table:table-cell office:value-type="float" office:value="0.872066272110264">
            <text:p>0.8720662721</text:p>
          </table:table-cell>
          <table:table-cell office:value-type="float" office:value="0.879260068282867">
            <text:p>0.8792600683</text:p>
          </table:table-cell>
          <table:table-cell office:value-type="float" office:value="-18.0862012998855">
            <text:p>-18.0862012999</text:p>
          </table:table-cell>
          <table:table-cell office:value-type="float" office:value="-18.2178392892858">
            <text:p>-18.2178392893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344">
            <text:p>344</text:p>
          </table:table-cell>
          <table:table-cell office:value-type="float" office:value="3660">
            <text:p>3660</text:p>
          </table:table-cell>
          <table:table-cell office:value-type="float" office:value="5730">
            <text:p>5730</text:p>
          </table:table-cell>
          <table:table-cell office:value-type="float" office:value="8624">
            <text:p>8624</text:p>
          </table:table-cell>
          <table:table-cell office:value-type="float" office:value="-69.375">
            <text:p>-69.375</text:p>
          </table:table-cell>
          <table:table-cell office:value-type="float" office:value="-112.5">
            <text:p>-112.5</text:p>
          </table:table-cell>
          <table:table-cell office:value-type="float" office:value="-189">
            <text:p>-189</text:p>
          </table:table-cell>
          <table:table-cell office:value-type="float" office:value="-0.0189549180327869">
            <text:p>-0.018954918</text:p>
          </table:table-cell>
          <table:table-cell office:value-type="float" office:value="-0.0196335078534031">
            <text:p>-0.0196335079</text:p>
          </table:table-cell>
          <table:table-cell office:value-type="float" office:value="-0.0219155844155844">
            <text:p>-0.0219155844</text:p>
          </table:table-cell>
          <table:table-cell office:value-type="float" office:value="0.9343619931638">
            <text:p>0.9343619932</text:p>
          </table:table-cell>
          <table:table-cell office:value-type="float" office:value="0.932038252789123">
            <text:p>0.9320382528</text:p>
          </table:table-cell>
          <table:table-cell office:value-type="float" office:value="0.924236828512397">
            <text:p>0.9242368285</text:p>
          </table:table-cell>
          <table:table-cell table:number-columns-repeated="2" office:value-type="float" office:value="0">
            <text:p>0</text:p>
          </table:table-cell>
          <table:table-cell office:value-type="float" office:value="-31.2801955767134">
            <text:p>-31.280195576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36">
            <text:p>336</text:p>
          </table:table-cell>
          <table:table-cell office:value-type="float" office:value="3375">
            <text:p>3375</text:p>
          </table:table-cell>
          <table:table-cell office:value-type="float" office:value="5529">
            <text:p>5529</text:p>
          </table:table-cell>
          <table:table-cell office:value-type="float" office:value="8540">
            <text:p>8540</text:p>
          </table:table-cell>
          <table:table-cell office:value-type="float" office:value="-31.875">
            <text:p>-31.875</text:p>
          </table:table-cell>
          <table:table-cell office:value-type="float" office:value="133">
            <text:p>133</text:p>
          </table:table-cell>
          <table:table-cell office:value-type="float" office:value="-14">
            <text:p>-14</text:p>
          </table:table-cell>
          <table:table-cell office:value-type="float" office:value="-0.00944444444444444">
            <text:p>-0.0094444444</text:p>
          </table:table-cell>
          <table:table-cell office:value-type="float" office:value="0.0240549828178694">
            <text:p>0.0240549828</text:p>
          </table:table-cell>
          <table:table-cell office:value-type="float" office:value="-0.00163934426229508">
            <text:p>-0.0016393443</text:p>
          </table:table-cell>
          <table:table-cell office:value-type="float" office:value="0.967119271604938">
            <text:p>0.9671192716</text:p>
          </table:table-cell>
          <table:table-cell office:value-type="float" office:value="1.08532657857134">
            <text:p>1.0853265786</text:p>
          </table:table-cell>
          <table:table-cell office:value-type="float" office:value="0.994267562483203">
            <text:p>0.9942675625</text:p>
          </table:table-cell>
          <table:table-cell office:value-type="float" office:value="0">
            <text:p>0</text:p>
          </table:table-cell>
          <table:table-cell office:value-type="float" office:value="29.1603190876352">
            <text:p>29.16031908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0">
            <text:p>340</text:p>
          </table:table-cell>
          <table:table-cell office:value-type="float" office:value="3809">
            <text:p>3809</text:p>
          </table:table-cell>
          <table:table-cell office:value-type="float" office:value="5567">
            <text:p>5567</text:p>
          </table:table-cell>
          <table:table-cell office:value-type="float" office:value="8544">
            <text:p>8544</text:p>
          </table:table-cell>
          <table:table-cell office:value-type="float" office:value="-27.625">
            <text:p>-27.625</text:p>
          </table:table-cell>
          <table:table-cell office:value-type="float" office:value="59.375">
            <text:p>59.375</text:p>
          </table:table-cell>
          <table:table-cell office:value-type="float" office:value="-48">
            <text:p>-48</text:p>
          </table:table-cell>
          <table:table-cell office:value-type="float" office:value="-0.00725255972696246">
            <text:p>-0.0072525597</text:p>
          </table:table-cell>
          <table:table-cell office:value-type="float" office:value="0.0106655290102389">
            <text:p>0.010665529</text:p>
          </table:table-cell>
          <table:table-cell office:value-type="float" office:value="-0.00561797752808989">
            <text:p>-0.0056179775</text:p>
          </table:table-cell>
          <table:table-cell office:value-type="float" office:value="0.974719136215914">
            <text:p>0.9747191362</text:p>
          </table:table-cell>
          <table:table-cell office:value-type="float" office:value="1.03755230841361">
            <text:p>1.0375523084</text:p>
          </table:table-cell>
          <table:table-cell office:value-type="float" office:value="0.980398939527837">
            <text:p>0.98039893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3172">
            <text:p>3172</text:p>
          </table:table-cell>
          <table:table-cell office:value-type="float" office:value="5409">
            <text:p>5409</text:p>
          </table:table-cell>
          <table:table-cell office:value-type="float" office:value="9408">
            <text:p>9408</text:p>
          </table:table-cell>
          <table:table-cell office:value-type="float" office:value="-60.125">
            <text:p>-60.125</text:p>
          </table:table-cell>
          <table:table-cell office:value-type="float" office:value="-106.875">
            <text:p>-106.875</text:p>
          </table:table-cell>
          <table:table-cell office:value-type="float" office:value="-92">
            <text:p>-92</text:p>
          </table:table-cell>
          <table:table-cell office:value-type="float" office:value="-0.0189549180327869">
            <text:p>-0.018954918</text:p>
          </table:table-cell>
          <table:table-cell office:value-type="float" office:value="-0.0197587354409318">
            <text:p>-0.0197587354</text:p>
          </table:table-cell>
          <table:table-cell office:value-type="float" office:value="-0.00977891156462585">
            <text:p>-0.0097789116</text:p>
          </table:table-cell>
          <table:table-cell office:value-type="float" office:value="0.9343619931638">
            <text:p>0.9343619932</text:p>
          </table:table-cell>
          <table:table-cell office:value-type="float" office:value="0.931609624904139">
            <text:p>0.9316096249</text:p>
          </table:table-cell>
          <table:table-cell office:value-type="float" office:value="0.965961238662132">
            <text:p>0.96596123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1">
            <text:p>271</text:p>
          </table:table-cell>
          <table:table-cell office:value-type="float" office:value="2925">
            <text:p>2925</text:p>
          </table:table-cell>
          <table:table-cell office:value-type="float" office:value="5200">
            <text:p>5200</text:p>
          </table:table-cell>
          <table:table-cell office:value-type="float" office:value="9728">
            <text:p>9728</text:p>
          </table:table-cell>
          <table:table-cell office:value-type="float" office:value="-27.625">
            <text:p>-27.625</text:p>
          </table:table-cell>
          <table:table-cell office:value-type="float" office:value="-70.875">
            <text:p>-70.875</text:p>
          </table:table-cell>
          <table:table-cell office:value-type="float" office:value="64">
            <text:p>64</text:p>
          </table:table-cell>
          <table:table-cell office:value-type="float" office:value="-0.00944444444444444">
            <text:p>-0.0094444444</text:p>
          </table:table-cell>
          <table:table-cell office:value-type="float" office:value="-0.0136298076923077">
            <text:p>-0.0136298077</text:p>
          </table:table-cell>
          <table:table-cell office:value-type="float" office:value="0.00657894736842105">
            <text:p>0.0065789474</text:p>
          </table:table-cell>
          <table:table-cell office:value-type="float" office:value="0.967119271604938">
            <text:p>0.9671192716</text:p>
          </table:table-cell>
          <table:table-cell office:value-type="float" office:value="0.952659785526072">
            <text:p>0.9526597855</text:p>
          </table:table-cell>
          <table:table-cell office:value-type="float" office:value="1.02311114958449">
            <text:p>1.02311114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11">
            <text:p>311</text:p>
          </table:table-cell>
          <table:table-cell office:value-type="float" office:value="3471">
            <text:p>3471</text:p>
          </table:table-cell>
          <table:table-cell office:value-type="float" office:value="5529">
            <text:p>5529</text:p>
          </table:table-cell>
          <table:table-cell office:value-type="float" office:value="9312">
            <text:p>9312</text:p>
          </table:table-cell>
          <table:table-cell office:value-type="float" office:value="-19.5">
            <text:p>-19.5</text:p>
          </table:table-cell>
          <table:table-cell office:value-type="float" office:value="133">
            <text:p>133</text:p>
          </table:table-cell>
          <table:table-cell office:value-type="float" office:value="224">
            <text:p>224</text:p>
          </table:table-cell>
          <table:table-cell office:value-type="float" office:value="-0.00561797752808989">
            <text:p>-0.0056179775</text:p>
          </table:table-cell>
          <table:table-cell table:number-columns-repeated="2" office:value-type="float" office:value="0.0240549828178694">
            <text:p>0.0240549828</text:p>
          </table:table-cell>
          <table:table-cell office:value-type="float" office:value="0.980398939527837">
            <text:p>0.9803989395</text:p>
          </table:table-cell>
          <table:table-cell table:number-columns-repeated="2" office:value-type="float" office:value="1.08532657857134">
            <text:p>1.0853265786</text:p>
          </table:table-cell>
          <table:table-cell office:value-type="float" office:value="0">
            <text:p>0</text:p>
          </table:table-cell>
          <table:table-cell table:number-columns-repeated="2" office:value-type="float" office:value="29.1603190876352">
            <text:p>29.160319087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1">
            <text:p>341</text:p>
          </table:table-cell>
          <table:table-cell office:value-type="float" office:value="3822">
            <text:p>3822</text:p>
          </table:table-cell>
          <table:table-cell office:value-type="float" office:value="5567">
            <text:p>5567</text:p>
          </table:table-cell>
          <table:table-cell office:value-type="float" office:value="9376">
            <text:p>9376</text:p>
          </table:table-cell>
          <table:table-cell office:value-type="float" office:value="-37.375">
            <text:p>-37.375</text:p>
          </table:table-cell>
          <table:table-cell office:value-type="float" office:value="59.375">
            <text:p>59.375</text:p>
          </table:table-cell>
          <table:table-cell office:value-type="float" office:value="100">
            <text:p>100</text:p>
          </table:table-cell>
          <table:table-cell office:value-type="float" office:value="-0.00977891156462585">
            <text:p>-0.0097789116</text:p>
          </table:table-cell>
          <table:table-cell table:number-columns-repeated="2" office:value-type="float" office:value="0.0106655290102389">
            <text:p>0.010665529</text:p>
          </table:table-cell>
          <table:table-cell office:value-type="float" office:value="0.965961238662132">
            <text:p>0.9659612387</text:p>
          </table:table-cell>
          <table:table-cell table:number-columns-repeated="2" office:value-type="float" office:value="1.03755230841361">
            <text:p>1.03755230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8">
            <text:p>308</text:p>
          </table:table-cell>
          <table:table-cell office:value-type="float" office:value="3952">
            <text:p>3952</text:p>
          </table:table-cell>
          <table:table-cell office:value-type="float" office:value="5453">
            <text:p>5453</text:p>
          </table:table-cell>
          <table:table-cell office:value-type="float" office:value="8640">
            <text:p>8640</text:p>
          </table:table-cell>
          <table:table-cell office:value-type="float" office:value="26">
            <text:p>26</text:p>
          </table:table-cell>
          <table:table-cell office:value-type="float" office:value="-84.25">
            <text:p>-84.25</text:p>
          </table:table-cell>
          <table:table-cell office:value-type="float" office:value="-28">
            <text:p>-28</text:p>
          </table:table-cell>
          <table:table-cell office:value-type="float" office:value="0.00657894736842105">
            <text:p>0.0065789474</text:p>
          </table:table-cell>
          <table:table-cell office:value-type="float" office:value="-0.0154502108930864">
            <text:p>-0.0154502109</text:p>
          </table:table-cell>
          <table:table-cell office:value-type="float" office:value="-0.00324074074074074">
            <text:p>-0.0032407407</text:p>
          </table:table-cell>
          <table:table-cell office:value-type="float" office:value="1.02311114958449">
            <text:p>1.0231111496</text:p>
          </table:table-cell>
          <table:table-cell office:value-type="float" office:value="0.946392131546814">
            <text:p>0.9463921315</text:p>
          </table:table-cell>
          <table:table-cell office:value-type="float" office:value="0.988677992112483">
            <text:p>0.98867799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305">
            <text:p>305</text:p>
          </table:table-cell>
          <table:table-cell office:value-type="float" office:value="3783">
            <text:p>3783</text:p>
          </table:table-cell>
          <table:table-cell office:value-type="float" office:value="5237">
            <text:p>5237</text:p>
          </table:table-cell>
          <table:table-cell office:value-type="float" office:value="8320">
            <text:p>8320</text:p>
          </table:table-cell>
          <table:table-cell office:value-type="float" office:value="91">
            <text:p>91</text:p>
          </table:table-cell>
          <table:table-cell office:value-type="float" office:value="5.25">
            <text:p>5.25</text:p>
          </table:table-cell>
          <table:table-cell office:value-type="float" office:value="86.125">
            <text:p>86.125</text:p>
          </table:table-cell>
          <table:table-cell office:value-type="float" office:value="0.0240549828178694">
            <text:p>0.0240549828</text:p>
          </table:table-cell>
          <table:table-cell office:value-type="float" office:value="0.00100248233721596">
            <text:p>0.0010024823</text:p>
          </table:table-cell>
          <table:table-cell office:value-type="float" office:value="0.0103515625">
            <text:p>0.0103515625</text:p>
          </table:table-cell>
          <table:table-cell office:value-type="float" office:value="1.08532657857134">
            <text:p>1.0853265786</text:p>
          </table:table-cell>
          <table:table-cell office:value-type="float" office:value="1.0035106579231">
            <text:p>1.0035106579</text:p>
          </table:table-cell>
          <table:table-cell office:value-type="float" office:value="1.03644049224854">
            <text:p>1.0364404922</text:p>
          </table:table-cell>
          <table:table-cell office:value-type="float" office:value="29.1603190876352">
            <text:p>29.16031908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3">
            <text:p>293</text:p>
          </table:table-cell>
          <table:table-cell office:value-type="float" office:value="3809">
            <text:p>3809</text:p>
          </table:table-cell>
          <table:table-cell office:value-type="float" office:value="5339">
            <text:p>5339</text:p>
          </table:table-cell>
          <table:table-cell office:value-type="float" office:value="8992">
            <text:p>8992</text:p>
          </table:table-cell>
          <table:table-cell office:value-type="float" office:value="40.625">
            <text:p>40.625</text:p>
          </table:table-cell>
          <table:table-cell office:value-type="float" office:value="46.25">
            <text:p>46.25</text:p>
          </table:table-cell>
          <table:table-cell office:value-type="float" office:value="78">
            <text:p>78</text:p>
          </table:table-cell>
          <table:table-cell office:value-type="float" office:value="0.0106655290102389">
            <text:p>0.010665529</text:p>
          </table:table-cell>
          <table:table-cell office:value-type="float" office:value="0.00866267091215583">
            <text:p>0.0086626709</text:p>
          </table:table-cell>
          <table:table-cell office:value-type="float" office:value="0.00867437722419929">
            <text:p>0.0086743772</text:p>
          </table:table-cell>
          <table:table-cell office:value-type="float" office:value="1.03755230841361">
            <text:p>1.0375523084</text:p>
          </table:table-cell>
          <table:table-cell office:value-type="float" office:value="1.03046643025252">
            <text:p>1.0304664303</text:p>
          </table:table-cell>
          <table:table-cell office:value-type="float" office:value="1.03050780013234">
            <text:p>1.03050780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44">
            <text:p>244</text:p>
          </table:table-cell>
          <table:table-cell office:value-type="float" office:value="3510">
            <text:p>3510</text:p>
          </table:table-cell>
          <table:table-cell office:value-type="float" office:value="5288">
            <text:p>5288</text:p>
          </table:table-cell>
          <table:table-cell office:value-type="float" office:value="9344">
            <text:p>9344</text:p>
          </table:table-cell>
          <table:table-cell office:value-type="float" office:value="-11.375">
            <text:p>-11.375</text:p>
          </table:table-cell>
          <table:table-cell office:value-type="float" office:value="-153.375">
            <text:p>-153.375</text:p>
          </table:table-cell>
          <table:table-cell office:value-type="float" office:value="-26.625">
            <text:p>-26.625</text:p>
          </table:table-cell>
          <table:table-cell office:value-type="float" office:value="-0.00324074074074074">
            <text:p>-0.0032407407</text:p>
          </table:table-cell>
          <table:table-cell office:value-type="float" office:value="-0.0290043494704992">
            <text:p>-0.0290043495</text:p>
          </table:table-cell>
          <table:table-cell office:value-type="float" office:value="-0.0028494220890411">
            <text:p>-0.0028494221</text:p>
          </table:table-cell>
          <table:table-cell office:value-type="float" office:value="0.988677992112483">
            <text:p>0.9886779921</text:p>
          </table:table-cell>
          <table:table-cell office:value-type="float" office:value="0.900133631338138">
            <text:p>0.9001336313</text:p>
          </table:table-cell>
          <table:table-cell office:value-type="float" office:value="0.99004293633259">
            <text:p>0.9900429363</text:p>
          </table:table-cell>
          <table:table-cell office:value-type="float" office:value="0">
            <text:p>0</text:p>
          </table:table-cell>
          <table:table-cell office:value-type="float" office:value="-23.549768946574">
            <text:p>-23.5497689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3380">
            <text:p>3380</text:p>
          </table:table-cell>
          <table:table-cell office:value-type="float" office:value="5130">
            <text:p>5130</text:p>
          </table:table-cell>
          <table:table-cell office:value-type="float" office:value="9184">
            <text:p>9184</text:p>
          </table:table-cell>
          <table:table-cell office:value-type="float" office:value="-54.75">
            <text:p>-54.75</text:p>
          </table:table-cell>
          <table:table-cell office:value-type="float" office:value="-83.75">
            <text:p>-83.75</text:p>
          </table:table-cell>
          <table:table-cell office:value-type="float" office:value="338.25">
            <text:p>338.25</text:p>
          </table:table-cell>
          <table:table-cell office:value-type="float" office:value="-0.016198224852071">
            <text:p>-0.0161982249</text:p>
          </table:table-cell>
          <table:table-cell office:value-type="float" office:value="-0.0163255360623782">
            <text:p>-0.0163255361</text:p>
          </table:table-cell>
          <table:table-cell office:value-type="float" office:value="0.0368303571428571">
            <text:p>0.0368303571</text:p>
          </table:table-cell>
          <table:table-cell office:value-type="float" office:value="0.943820482694934">
            <text:p>0.9438204827</text:p>
          </table:table-cell>
          <table:table-cell office:value-type="float" office:value="0.943383009112016">
            <text:p>0.9433830091</text:p>
          </table:table-cell>
          <table:table-cell office:value-type="float" office:value="1.13156494140625">
            <text:p>1.1315649414</text:p>
          </table:table-cell>
          <table:table-cell table:number-columns-repeated="2" office:value-type="float" office:value="0">
            <text:p>0</text:p>
          </table:table-cell>
          <table:table-cell office:value-type="float" office:value="19.1644806466074">
            <text:p>19.164480646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267">
            <text:p>267</text:p>
          </table:table-cell>
          <table:table-cell office:value-type="float" office:value="3653">
            <text:p>3653</text:p>
          </table:table-cell>
          <table:table-cell office:value-type="float" office:value="5496">
            <text:p>5496</text:p>
          </table:table-cell>
          <table:table-cell office:value-type="float" office:value="10417">
            <text:p>10417</text:p>
          </table:table-cell>
          <table:table-cell office:value-type="float" office:value="-33.75">
            <text:p>-33.75</text:p>
          </table:table-cell>
          <table:table-cell office:value-type="float" office:value="178">
            <text:p>178</text:p>
          </table:table-cell>
          <table:table-cell office:value-type="float" office:value="377.625">
            <text:p>377.625</text:p>
          </table:table-cell>
          <table:table-cell office:value-type="float" office:value="-0.00923898165891048">
            <text:p>-0.0092389817</text:p>
          </table:table-cell>
          <table:table-cell office:value-type="float" office:value="0.0323871906841339">
            <text:p>0.0323871907</text:p>
          </table:table-cell>
          <table:table-cell office:value-type="float" office:value="0.0362508399731209">
            <text:p>0.03625084</text:p>
          </table:table-cell>
          <table:table-cell office:value-type="float" office:value="0.967830867406717">
            <text:p>0.9678308674</text:p>
          </table:table-cell>
          <table:table-cell office:value-type="float" office:value="1.11541107043047">
            <text:p>1.1154110704</text:p>
          </table:table-cell>
          <table:table-cell office:value-type="float" office:value="1.12945362176749">
            <text:p>1.1294536218</text:p>
          </table:table-cell>
          <table:table-cell office:value-type="float" office:value="0">
            <text:p>0</text:p>
          </table:table-cell>
          <table:table-cell office:value-type="float" office:value="21.7466252407495">
            <text:p>21.7466252407</text:p>
          </table:table-cell>
          <table:table-cell office:value-type="float" office:value="19.4653752339226">
            <text:p>19.465375233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30">
            <text:p>630</text:p>
          </table:table-cell>
          <table:table-cell table:number-columns-repeated="2" office:value-type="float" office:value="294">
            <text:p>294</text:p>
          </table:table-cell>
          <table:table-cell office:value-type="float" office:value="3623">
            <text:p>3623</text:p>
          </table:table-cell>
          <table:table-cell office:value-type="float" office:value="5548">
            <text:p>5548</text:p>
          </table:table-cell>
          <table:table-cell office:value-type="float" office:value="9936">
            <text:p>9936</text:p>
          </table:table-cell>
          <table:table-cell office:value-type="float" office:value="-40">
            <text:p>-40</text:p>
          </table:table-cell>
          <table:table-cell office:value-type="float" office:value="-123.75">
            <text:p>-123.75</text:p>
          </table:table-cell>
          <table:table-cell office:value-type="float" office:value="139.875">
            <text:p>139.875</text:p>
          </table:table-cell>
          <table:table-cell office:value-type="float" office:value="-0.0110405741098537">
            <text:p>-0.0110405741</text:p>
          </table:table-cell>
          <table:table-cell office:value-type="float" office:value="-0.0223053352559481">
            <text:p>-0.0223053353</text:p>
          </table:table-cell>
          <table:table-cell office:value-type="float" office:value="0.0140775966183575">
            <text:p>0.0140775966</text:p>
          </table:table-cell>
          <table:table-cell office:value-type="float" office:value="0.961596903397795">
            <text:p>0.9615969034</text:p>
          </table:table-cell>
          <table:table-cell office:value-type="float" office:value="0.922906481446707">
            <text:p>0.9229064814</text:p>
          </table:table-cell>
          <table:table-cell office:value-type="float" office:value="1.04966001846829">
            <text:p>1.0496600185</text:p>
          </table:table-cell>
          <table:table-cell office:value-type="float" office:value="0">
            <text:p>0</text:p>
          </table:table-cell>
          <table:table-cell office:value-type="float" office:value="-30.7275218740366">
            <text:p>-30.7275218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3342">
            <text:p>3342</text:p>
          </table:table-cell>
          <table:table-cell office:value-type="float" office:value="5334">
            <text:p>5334</text:p>
          </table:table-cell>
          <table:table-cell office:value-type="float" office:value="9163">
            <text:p>9163</text:p>
          </table:table-cell>
          <table:table-cell office:value-type="float" office:value="-20.4285714285714">
            <text:p>-20.4285714286</text:p>
          </table:table-cell>
          <table:table-cell office:value-type="float" office:value="203.333333333333">
            <text:p>203.3333333333</text:p>
          </table:table-cell>
          <table:table-cell office:value-type="float" office:value="109.571428571429">
            <text:p>109.5714285714</text:p>
          </table:table-cell>
          <table:table-cell office:value-type="float" office:value="-0.00611267846456356">
            <text:p>-0.0061126785</text:p>
          </table:table-cell>
          <table:table-cell office:value-type="float" office:value="0.0381202349706287">
            <text:p>0.038120235</text:p>
          </table:table-cell>
          <table:table-cell office:value-type="float" office:value="0.0119580299652328">
            <text:p>0.01195803</text:p>
          </table:table-cell>
          <table:table-cell office:value-type="float" office:value="0.978678860456529">
            <text:p>0.9786788605</text:p>
          </table:table-cell>
          <table:table-cell office:value-type="float" office:value="1.13626900093306">
            <text:p>1.1362690009</text:p>
          </table:table-cell>
          <table:table-cell office:value-type="float" office:value="1.04213337406039">
            <text:p>1.0421333741</text:p>
          </table:table-cell>
          <table:table-cell office:value-type="float" office:value="0">
            <text:p>0</text:p>
          </table:table-cell>
          <table:table-cell office:value-type="float" office:value="18.5275949290158">
            <text:p>18.527594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15">
            <text:p>615</text:p>
          </table:table-cell>
          <table:table-cell office:value-type="float" office:value="291">
            <text:p>291</text:p>
          </table:table-cell>
          <table:table-cell office:value-type="float" office:value="3230">
            <text:p>3230</text:p>
          </table:table-cell>
          <table:table-cell office:value-type="float" office:value="5537">
            <text:p>5537</text:p>
          </table:table-cell>
          <table:table-cell office:value-type="float" office:value="11346">
            <text:p>11346</text:p>
          </table:table-cell>
          <table:table-cell table:number-columns-repeated="2" office:value-type="float" office:value="0">
            <text:p>0</text:p>
          </table:table-cell>
          <table:table-cell office:value-type="float" office:value="154.5">
            <text:p>154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6171337916446">
            <text:p>0.0136171338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1.04802340388285">
            <text:p>1.04802340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3123">
            <text:p>3123</text:p>
          </table:table-cell>
          <table:table-cell office:value-type="float" office:value="5485">
            <text:p>5485</text:p>
          </table:table-cell>
          <table:table-cell office:value-type="float" office:value="11341">
            <text:p>11341</text:p>
          </table:table-cell>
          <table:table-cell office:value-type="float" office:value="0">
            <text:p>0</text:p>
          </table:table-cell>
          <table:table-cell office:value-type="float" office:value="-29.6">
            <text:p>-29.6</text:p>
          </table:table-cell>
          <table:table-cell office:value-type="float" office:value="-61.2">
            <text:p>-61.2</text:p>
          </table:table-cell>
          <table:table-cell office:value-type="float" office:value="0">
            <text:p>0</text:p>
          </table:table-cell>
          <table:table-cell office:value-type="float" office:value="-0.00539653600729262">
            <text:p>-0.005396536</text:p>
          </table:table-cell>
          <table:table-cell office:value-type="float" office:value="-0.00539634952826029">
            <text:p>-0.0053963495</text:p>
          </table:table-cell>
          <table:table-cell office:value-type="float" office:value="0.88">
            <text:p>0.88</text:p>
          </table:table-cell>
          <table:table-cell office:value-type="float" office:value="0.981169204272197">
            <text:p>0.9811692043</text:p>
          </table:table-cell>
          <table:table-cell office:value-type="float" office:value="0.981169853004022">
            <text:p>0.9811698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5">
            <text:p>5</text:p>
          </table:table-cell>
          <table:table-cell office:value-type="float" office:value="584">
            <text:p>584</text:p>
          </table:table-cell>
          <table:table-cell table:number-columns-repeated="2" office:value-type="float" office:value="270">
            <text:p>270</text:p>
          </table:table-cell>
          <table:table-cell office:value-type="float" office:value="3018">
            <text:p>3018</text:p>
          </table:table-cell>
          <table:table-cell office:value-type="float" office:value="5416">
            <text:p>5416</text:p>
          </table:table-cell>
          <table:table-cell office:value-type="float" office:value="11705">
            <text:p>11705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2918">
            <text:p>2918</text:p>
          </table:table-cell>
          <table:table-cell office:value-type="float" office:value="5366">
            <text:p>5366</text:p>
          </table:table-cell>
          <table:table-cell office:value-type="float" office:value="12080">
            <text:p>12080</text:p>
          </table:table-cell>
          <table:table-cell table:number-columns-repeated="6"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1.01">
            <text:p>1.01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2820">
            <text:p>2820</text:p>
          </table:table-cell>
          <table:table-cell office:value-type="float" office:value="5374">
            <text:p>5374</text:p>
          </table:table-cell>
          <table:table-cell office:value-type="float" office:value="12468">
            <text:p>12468</text:p>
          </table:table-cell>
          <table:table-cell table:number-columns-repeated="6"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1.01">
            <text:p>1.01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1.75">
            <text:p>71.75</text:p>
          </table:table-cell>
          <table:table-cell office:value-type="float" office:value="3618.75">
            <text:p>3618.75</text:p>
          </table:table-cell>
          <table:table-cell office:value-type="float" office:value="17835.25">
            <text:p>17835.25</text:p>
          </table:table-cell>
          <table:table-cell office:value-type="float" office:value="7.735">
            <text:p>7.735</text:p>
          </table:table-cell>
          <table:table-cell table:number-columns-repeated="3" office:value-type="float" office:value="5">
            <text:p>5</text:p>
          </table:table-cell>
          <table:table-cell office:value-type="float" office:value="598">
            <text:p>598</text:p>
          </table:table-cell>
          <table:table-cell office:value-type="float" office:value="408">
            <text:p>408</text:p>
          </table:table-cell>
          <table:table-cell office:value-type="float" office:value="292">
            <text:p>292</text:p>
          </table:table-cell>
          <table:table-cell office:value-type="float" office:value="2726">
            <text:p>2726</text:p>
          </table:table-cell>
          <table:table-cell office:value-type="float" office:value="5312">
            <text:p>5312</text:p>
          </table:table-cell>
          <table:table-cell office:value-type="float" office:value="12868">
            <text:p>12868</text:p>
          </table:table-cell>
          <table:table-cell table:number-columns-repeated="6"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1.01">
            <text:p>1.01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68">
            <text:p>68</text:p>
          </table:table-cell>
          <table:table-cell office:value-type="float" office:value="3608.66666666667">
            <text:p>3608.6666666667</text:p>
          </table:table-cell>
          <table:table-cell office:value-type="float" office:value="17455.3333333333">
            <text:p>17455.3333333333</text:p>
          </table:table-cell>
          <table:table-cell office:value-type="float" office:value="7.75">
            <text:p>7.7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93">
            <text:p>593</text:p>
          </table:table-cell>
          <table:table-cell office:value-type="float" office:value="287">
            <text:p>287</text:p>
          </table:table-cell>
          <table:table-cell office:value-type="float" office:value="2635">
            <text:p>2635</text:p>
          </table:table-cell>
          <table:table-cell office:value-type="float" office:value="5212">
            <text:p>5212</text:p>
          </table:table-cell>
          <table:table-cell office:value-type="float" office:value="13280">
            <text:p>13280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1">
          <table:table-cell table:number-columns-repeated="2" office:value-type="float" office:value="0.88">
            <text:p>0.88</text:p>
          </table:table-cell>
          <table:table-cell office:value-type="float" office:value="1.11">
            <text:p>1.11</text:p>
          </table:table-cell>
          <table:table-cell table:number-columns-repeated="2" office:value-type="float" office:value="-20">
            <text:p>-2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.8">
            <text:p>13.8</text:p>
          </table:table-cell>
          <table:table-cell office:value-type="float" office:value="23.9">
            <text:p>23.9</text:p>
          </table:table-cell>
          <table:table-cell office:value-type="float" office:value="25">
            <text:p>25</text:p>
          </table:table-cell>
          <table:table-cell office:value-type="float" office:value="13424">
            <text:p>13424</text:p>
          </table:table-cell>
          <table:table-cell office:value-type="float" office:value="13796">
            <text:p>13796</text:p>
          </table:table-cell>
          <table:table-cell office:value-type="float" office:value="14509">
            <text:p>145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3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39:41.08</dc:date>
    <dc:creator>Liam Widdess</dc:creator>
    <meta:editing-duration>P2DT3H30M55S</meta:editing-duration>
    <meta:editing-cycles>185</meta:editing-cycles>
    <meta:generator>OpenOffice/4.1.7$Win32 OpenOffice.org_project/417m1$Build-9800</meta:generator>
    <meta:document-statistic meta:table-count="8" meta:cell-count="1016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5102">
                <text:p>1510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935">
                <text:p>14935</text:p>
              </table:table-cell>
              <table:table-cell office:value-type="float" office:value="19246">
                <text:p>19246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9220">
                <text:p>1922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640">
                <text:p>19640</text:p>
              </table:table-cell>
              <table:table-cell office:value-type="float" office:value="26873">
                <text:p>2687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9767">
                <text:p>2976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1337">
                <text:p>3133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115">
                <text:p>15115</text:p>
              </table:table-cell>
              <table:table-cell office:value-type="float" office:value="21156">
                <text:p>21156</text:p>
              </table:table-cell>
              <table:table-cell office:value-type="float" office:value="32256">
                <text:p>3225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60">
                <text:p>15460</text:p>
              </table:table-cell>
              <table:table-cell office:value-type="float" office:value="19928">
                <text:p>19928</text:p>
              </table:table-cell>
              <table:table-cell office:value-type="float" office:value="31126">
                <text:p>3112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1546">
                <text:p>21546</text:p>
              </table:table-cell>
              <table:table-cell office:value-type="float" office:value="29784">
                <text:p>2978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974">
                <text:p>14974</text:p>
              </table:table-cell>
              <table:table-cell office:value-type="float" office:value="19345">
                <text:p>19345</text:p>
              </table:table-cell>
              <table:table-cell office:value-type="float" office:value="31337">
                <text:p>3133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016">
                <text:p>14016</text:p>
              </table:table-cell>
              <table:table-cell office:value-type="float" office:value="19376">
                <text:p>19376</text:p>
              </table:table-cell>
              <table:table-cell office:value-type="float" office:value="32256">
                <text:p>3225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225">
                <text:p>12225</text:p>
              </table:table-cell>
              <table:table-cell office:value-type="float" office:value="20060">
                <text:p>20060</text:p>
              </table:table-cell>
              <table:table-cell office:value-type="float" office:value="31100">
                <text:p>3110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453">
                <text:p>11453</text:p>
              </table:table-cell>
              <table:table-cell office:value-type="float" office:value="19579">
                <text:p>19579</text:p>
              </table:table-cell>
              <table:table-cell office:value-type="float" office:value="29784">
                <text:p>2978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855">
                <text:p>11855</text:p>
              </table:table-cell>
              <table:table-cell office:value-type="float" office:value="19311">
                <text:p>19311</text:p>
              </table:table-cell>
              <table:table-cell office:value-type="float" office:value="31572">
                <text:p>3157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648">
                <text:p>12648</text:p>
              </table:table-cell>
              <table:table-cell office:value-type="float" office:value="19050">
                <text:p>19050</text:p>
              </table:table-cell>
              <table:table-cell office:value-type="float" office:value="32084">
                <text:p>3208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320">
                <text:p>12320</text:p>
              </table:table-cell>
              <table:table-cell office:value-type="float" office:value="18645">
                <text:p>18645</text:p>
              </table:table-cell>
              <table:table-cell office:value-type="float" office:value="31212">
                <text:p>3121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453">
                <text:p>11453</text:p>
              </table:table-cell>
              <table:table-cell office:value-type="float" office:value="17262">
                <text:p>17262</text:p>
              </table:table-cell>
              <table:table-cell office:value-type="float" office:value="28714">
                <text:p>2871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86">
                <text:p>12086</text:p>
              </table:table-cell>
              <table:table-cell office:value-type="float" office:value="17322">
                <text:p>17322</text:p>
              </table:table-cell>
              <table:table-cell office:value-type="float" office:value="26138">
                <text:p>2613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802">
                <text:p>12802</text:p>
              </table:table-cell>
              <table:table-cell office:value-type="float" office:value="16595">
                <text:p>16595</text:p>
              </table:table-cell>
              <table:table-cell office:value-type="float" office:value="24110">
                <text:p>2411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025">
                <text:p>12025</text:p>
              </table:table-cell>
              <table:table-cell office:value-type="float" office:value="15613">
                <text:p>15613</text:p>
              </table:table-cell>
              <table:table-cell office:value-type="float" office:value="21688">
                <text:p>21688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84">
                <text:p>10684</text:p>
              </table:table-cell>
              <table:table-cell office:value-type="float" office:value="15205">
                <text:p>15205</text:p>
              </table:table-cell>
              <table:table-cell office:value-type="float" office:value="23050">
                <text:p>23050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250">
                <text:p>11250</text:p>
              </table:table-cell>
              <table:table-cell office:value-type="float" office:value="15228">
                <text:p>15228</text:p>
              </table:table-cell>
              <table:table-cell office:value-type="float" office:value="23208">
                <text:p>2320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314">
                <text:p>11314</text:p>
              </table:table-cell>
              <table:table-cell office:value-type="float" office:value="15958">
                <text:p>15958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472">
                <text:p>11472</text:p>
              </table:table-cell>
              <table:table-cell office:value-type="float" office:value="15410">
                <text:p>15410</text:p>
              </table:table-cell>
              <table:table-cell office:value-type="float" office:value="21689">
                <text:p>216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208">
                <text:p>11208</text:p>
              </table:table-cell>
              <table:table-cell office:value-type="float" office:value="15760">
                <text:p>15760</text:p>
              </table:table-cell>
              <table:table-cell office:value-type="float" office:value="22951">
                <text:p>2295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094">
                <text:p>11094</text:p>
              </table:table-cell>
              <table:table-cell office:value-type="float" office:value="15850">
                <text:p>15850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270">
                <text:p>11270</text:p>
              </table:table-cell>
              <table:table-cell office:value-type="float" office:value="15143">
                <text:p>15143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012">
                <text:p>11012</text:p>
              </table:table-cell>
              <table:table-cell office:value-type="float" office:value="14708">
                <text:p>14708</text:p>
              </table:table-cell>
              <table:table-cell office:value-type="float" office:value="20980">
                <text:p>2098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072">
                <text:p>11072</text:p>
              </table:table-cell>
              <table:table-cell office:value-type="float" office:value="14438">
                <text:p>14438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1030">
                <text:p>11030</text:p>
              </table:table-cell>
              <table:table-cell office:value-type="float" office:value="14483">
                <text:p>14483</text:p>
              </table:table-cell>
              <table:table-cell office:value-type="float" office:value="21537">
                <text:p>2153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132">
                <text:p>11132</text:p>
              </table:table-cell>
              <table:table-cell office:value-type="float" office:value="14526">
                <text:p>14526</text:p>
              </table:table-cell>
              <table:table-cell office:value-type="float" office:value="20687">
                <text:p>2068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4768">
                <text:p>14768</text:p>
              </table:table-cell>
              <table:table-cell office:value-type="float" office:value="20918">
                <text:p>2091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755">
                <text:p>10755</text:p>
              </table:table-cell>
              <table:table-cell office:value-type="float" office:value="14188">
                <text:p>14188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330">
                <text:p>10330</text:p>
              </table:table-cell>
              <table:table-cell office:value-type="float" office:value="14168">
                <text:p>14168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150">
                <text:p>10150</text:p>
              </table:table-cell>
              <table:table-cell office:value-type="float" office:value="14050">
                <text:p>14050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814">
                <text:p>9814</text:p>
              </table:table-cell>
              <table:table-cell office:value-type="float" office:value="14282">
                <text:p>14282</text:p>
              </table:table-cell>
              <table:table-cell office:value-type="float" office:value="20610">
                <text:p>20610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0067">
                <text:p>10067</text:p>
              </table:table-cell>
              <table:table-cell office:value-type="float" office:value="13387">
                <text:p>13387</text:p>
              </table:table-cell>
              <table:table-cell office:value-type="float" office:value="18814">
                <text:p>1881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300">
                <text:p>13300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774">
                <text:p>9774</text:p>
              </table:table-cell>
              <table:table-cell office:value-type="float" office:value="14024">
                <text:p>14024</text:p>
              </table:table-cell>
              <table:table-cell office:value-type="float" office:value="19785">
                <text:p>1978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3152">
                <text:p>13152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161">
                <text:p>9161</text:p>
              </table:table-cell>
              <table:table-cell office:value-type="float" office:value="12498">
                <text:p>12498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9040">
                <text:p>9040</text:p>
              </table:table-cell>
              <table:table-cell office:value-type="float" office:value="12468">
                <text:p>12468</text:p>
              </table:table-cell>
              <table:table-cell office:value-type="float" office:value="18212">
                <text:p>1821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677">
                <text:p>8677</text:p>
              </table:table-cell>
              <table:table-cell office:value-type="float" office:value="12507">
                <text:p>12507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783">
                <text:p>8783</text:p>
              </table:table-cell>
              <table:table-cell office:value-type="float" office:value="12075">
                <text:p>12075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34">
                <text:p>8734</text:p>
              </table:table-cell>
              <table:table-cell office:value-type="float" office:value="11760">
                <text:p>11760</text:p>
              </table:table-cell>
              <table:table-cell office:value-type="float" office:value="16921">
                <text:p>169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640">
                <text:p>8640</text:p>
              </table:table-cell>
              <table:table-cell office:value-type="float" office:value="12650">
                <text:p>12650</text:p>
              </table:table-cell>
              <table:table-cell office:value-type="float" office:value="17992">
                <text:p>1799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406">
                <text:p>8406</text:p>
              </table:table-cell>
              <table:table-cell office:value-type="float" office:value="12268">
                <text:p>12268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58">
                <text:p>8358</text:p>
              </table:table-cell>
              <table:table-cell office:value-type="float" office:value="11370">
                <text:p>11370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1095">
                <text:p>11095</text:p>
              </table:table-cell>
              <table:table-cell office:value-type="float" office:value="15971">
                <text:p>15971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5920">
                <text:p>5920</text:p>
              </table:table-cell>
              <table:table-cell office:value-type="float" office:value="10377">
                <text:p>10377</text:p>
              </table:table-cell>
              <table:table-cell office:value-type="float" office:value="17426">
                <text:p>1742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100">
                <text:p>5100</text:p>
              </table:table-cell>
              <table:table-cell office:value-type="float" office:value="9772">
                <text:p>9772</text:p>
              </table:table-cell>
              <table:table-cell office:value-type="float" office:value="16431">
                <text:p>1643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185">
                <text:p>4185</text:p>
              </table:table-cell>
              <table:table-cell office:value-type="float" office:value="8965">
                <text:p>8965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3770">
                <text:p>3770</text:p>
              </table:table-cell>
              <table:table-cell office:value-type="float" office:value="8999">
                <text:p>8999</text:p>
              </table:table-cell>
              <table:table-cell office:value-type="float" office:value="15480">
                <text:p>1548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212">
                <text:p>4212</text:p>
              </table:table-cell>
              <table:table-cell office:value-type="float" office:value="8496">
                <text:p>8496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667">
                <text:p>4667</text:p>
              </table:table-cell>
              <table:table-cell office:value-type="float" office:value="8748">
                <text:p>8748</text:p>
              </table:table-cell>
              <table:table-cell office:value-type="float" office:value="15771">
                <text:p>157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185">
                <text:p>4185</text:p>
              </table:table-cell>
              <table:table-cell office:value-type="float" office:value="8008">
                <text:p>8008</text:p>
              </table:table-cell>
              <table:table-cell office:value-type="float" office:value="14618">
                <text:p>1461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4065">
                <text:p>4065</text:p>
              </table:table-cell>
              <table:table-cell office:value-type="float" office:value="7046">
                <text:p>7046</text:p>
              </table:table-cell>
              <table:table-cell office:value-type="float" office:value="12155">
                <text:p>1215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395">
                <text:p>4395</text:p>
              </table:table-cell>
              <table:table-cell office:value-type="float" office:value="6990">
                <text:p>6990</text:p>
              </table:table-cell>
              <table:table-cell office:value-type="float" office:value="10269">
                <text:p>10269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3627">
                <text:p>3627</text:p>
              </table:table-cell>
              <table:table-cell office:value-type="float" office:value="6138">
                <text:p>6138</text:p>
              </table:table-cell>
              <table:table-cell office:value-type="float" office:value="10912">
                <text:p>1091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3375">
                <text:p>3375</text:p>
              </table:table-cell>
              <table:table-cell office:value-type="float" office:value="5850">
                <text:p>5850</text:p>
              </table:table-cell>
              <table:table-cell office:value-type="float" office:value="9856">
                <text:p>985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005">
                <text:p>4005</text:p>
              </table:table-cell>
              <table:table-cell office:value-type="float" office:value="5795">
                <text:p>5795</text:p>
              </table:table-cell>
              <table:table-cell office:value-type="float" office:value="9760">
                <text:p>9760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395">
                <text:p>4395</text:p>
              </table:table-cell>
              <table:table-cell office:value-type="float" office:value="5913">
                <text:p>5913</text:p>
              </table:table-cell>
              <table:table-cell office:value-type="float" office:value="9548">
                <text:p>954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3660">
                <text:p>3660</text:p>
              </table:table-cell>
              <table:table-cell office:value-type="float" office:value="5730">
                <text:p>5730</text:p>
              </table:table-cell>
              <table:table-cell office:value-type="float" office:value="8624">
                <text:p>862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3375">
                <text:p>3375</text:p>
              </table:table-cell>
              <table:table-cell office:value-type="float" office:value="5529">
                <text:p>5529</text:p>
              </table:table-cell>
              <table:table-cell office:value-type="float" office:value="8540">
                <text:p>854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3809">
                <text:p>3809</text:p>
              </table:table-cell>
              <table:table-cell office:value-type="float" office:value="5567">
                <text:p>5567</text:p>
              </table:table-cell>
              <table:table-cell office:value-type="float" office:value="8544">
                <text:p>854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3172">
                <text:p>3172</text:p>
              </table:table-cell>
              <table:table-cell office:value-type="float" office:value="5409">
                <text:p>5409</text:p>
              </table:table-cell>
              <table:table-cell office:value-type="float" office:value="9408">
                <text:p>940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2925">
                <text:p>2925</text:p>
              </table:table-cell>
              <table:table-cell office:value-type="float" office:value="5200">
                <text:p>5200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3471">
                <text:p>3471</text:p>
              </table:table-cell>
              <table:table-cell office:value-type="float" office:value="5529">
                <text:p>5529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3822">
                <text:p>3822</text:p>
              </table:table-cell>
              <table:table-cell office:value-type="float" office:value="5567">
                <text:p>5567</text:p>
              </table:table-cell>
              <table:table-cell office:value-type="float" office:value="9376">
                <text:p>937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3952">
                <text:p>3952</text:p>
              </table:table-cell>
              <table:table-cell office:value-type="float" office:value="5453">
                <text:p>5453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3783">
                <text:p>3783</text:p>
              </table:table-cell>
              <table:table-cell office:value-type="float" office:value="5237">
                <text:p>5237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3809">
                <text:p>3809</text:p>
              </table:table-cell>
              <table:table-cell office:value-type="float" office:value="5339">
                <text:p>5339</text:p>
              </table:table-cell>
              <table:table-cell office:value-type="float" office:value="8992">
                <text:p>899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3510">
                <text:p>3510</text:p>
              </table:table-cell>
              <table:table-cell office:value-type="float" office:value="5288">
                <text:p>5288</text:p>
              </table:table-cell>
              <table:table-cell office:value-type="float" office:value="9344">
                <text:p>934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380">
                <text:p>3380</text:p>
              </table:table-cell>
              <table:table-cell office:value-type="float" office:value="5130">
                <text:p>5130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653">
                <text:p>3653</text:p>
              </table:table-cell>
              <table:table-cell office:value-type="float" office:value="5496">
                <text:p>5496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623">
                <text:p>3623</text:p>
              </table:table-cell>
              <table:table-cell office:value-type="float" office:value="5548">
                <text:p>5548</text:p>
              </table:table-cell>
              <table:table-cell office:value-type="float" office:value="9936">
                <text:p>993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342">
                <text:p>3342</text:p>
              </table:table-cell>
              <table:table-cell office:value-type="float" office:value="5334">
                <text:p>5334</text:p>
              </table:table-cell>
              <table:table-cell office:value-type="float" office:value="9163">
                <text:p>9163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230">
                <text:p>3230</text:p>
              </table:table-cell>
              <table:table-cell office:value-type="float" office:value="5537">
                <text:p>5537</text:p>
              </table:table-cell>
              <table:table-cell office:value-type="float" office:value="11346">
                <text:p>1134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123">
                <text:p>3123</text:p>
              </table:table-cell>
              <table:table-cell office:value-type="float" office:value="5485">
                <text:p>5485</text:p>
              </table:table-cell>
              <table:table-cell office:value-type="float" office:value="11341">
                <text:p>1134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018">
                <text:p>3018</text:p>
              </table:table-cell>
              <table:table-cell office:value-type="float" office:value="5416">
                <text:p>5416</text:p>
              </table:table-cell>
              <table:table-cell office:value-type="float" office:value="11705">
                <text:p>1170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2918">
                <text:p>2918</text:p>
              </table:table-cell>
              <table:table-cell office:value-type="float" office:value="5366">
                <text:p>5366</text:p>
              </table:table-cell>
              <table:table-cell office:value-type="float" office:value="12080">
                <text:p>12080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2820">
                <text:p>2820</text:p>
              </table:table-cell>
              <table:table-cell office:value-type="float" office:value="5374">
                <text:p>5374</text:p>
              </table:table-cell>
              <table:table-cell office:value-type="float" office:value="12468">
                <text:p>1246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2726">
                <text:p>2726</text:p>
              </table:table-cell>
              <table:table-cell office:value-type="float" office:value="5312">
                <text:p>5312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2635">
                <text:p>2635</text:p>
              </table:table-cell>
              <table:table-cell office:value-type="float" office:value="5212">
                <text:p>5212</text:p>
              </table:table-cell>
              <table:table-cell office:value-type="float" office:value="13280">
                <text:p>13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18.75">
                <text:p>3618.7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08.66666666667">
                <text:p>3608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6cm" svg:y="1.404cm" svg:width="30.90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735">
                <text:p>7.73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4cm" svg:y="1.352cm" svg:width="31.36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7383823205119">
                <text:p>0.99738382320511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616892256963">
                <text:p>1.0061689225696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889216797132">
                <text:p>1.0288921679713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8518778689473">
                <text:p>0.98851877868947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61041759625">
                <text:p>1.056104175962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332020377909">
                <text:p>1.0233202037790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663893595045">
                <text:p>1.0066389359504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499756262807">
                <text:p>1.02499756262807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7818871523016">
                <text:p>1.0781887152301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62490583786253">
                <text:p>0.86249058378625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822528463686">
                <text:p>1.0382252846368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6323367679811">
                <text:p>0.9632336767981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7952313741881">
                <text:p>1.07952313741881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75570007141571">
                <text:p>0.87557000714157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22753179588545">
                <text:p>0.82275317958854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596819204194">
                <text:p>0.9659681920419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8267225577384">
                <text:p>0.91826722557738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01835244030905">
                <text:p>1.01835244030905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014015650592">
                <text:p>0.99014015650592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81521514357928">
                <text:p>0.98152151435792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802556905928822">
                <text:p>0.8025569059288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92298235027787">
                <text:p>0.992298235027787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1282035140335">
                <text:p>0.9128203514033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1769974115633">
                <text:p>0.95176997411563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69910226955221">
                <text:p>0.96991022695522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7511573608087">
                <text:p>0.9751157360808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61322798764044">
                <text:p>0.96132279876404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36859253020781">
                <text:p>0.93685925302078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036310845436">
                <text:p>1.003631084543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32653217079513">
                <text:p>0.93265321707951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44229552438223">
                <text:p>0.94422955243822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96628558885586">
                <text:p>0.99662855888558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91272885107581">
                <text:p>0.99127288510758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59257343940972">
                <text:p>0.9592573439409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09813661457764">
                <text:p>0.90981366145776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7105434331505">
                <text:p>0.99710543433150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9602148295008">
                <text:p>0.98960214829500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31100949960491">
                <text:p>0.931100949960491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07975346260388">
                <text:p>0.90797534626038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8841357576971">
                <text:p>0.9388413575769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55447839508887">
                <text:p>0.955447839508887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3580518170153">
                <text:p>0.93358051817015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57960345197015">
                <text:p>0.95796034519701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0388589792061">
                <text:p>0.92038858979206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02032174744898">
                <text:p>0.9020321747448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6531718147448">
                <text:p>0.8653171814744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863638832396877">
                <text:p>0.863638832396877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31205334905153">
                <text:p>0.93120533490515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11579407945148">
                <text:p>0.91157940794514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703244256928882">
                <text:p>0.70324425692888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48379390678751">
                <text:p>0.84837939067875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670813684126377">
                <text:p>0.67081368412637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767672224080077">
                <text:p>0.76767222408007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878114472317107">
                <text:p>0.87811447231710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01965180518628">
                <text:p>0.90196518051862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24236828512397">
                <text:p>0.92423682851239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757561088577906">
                <text:p>0.75756108857790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34972151356628">
                <text:p>0.93497215135662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921050193664007">
                <text:p>0.92105019366400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67119271604938">
                <text:p>0.96711927160493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94267562483203">
                <text:p>0.99426756248320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872066272110264">
                <text:p>0.87206627211026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32038252789123">
                <text:p>0.932038252789123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532657857134">
                <text:p>1.0853265785713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3755230841361">
                <text:p>1.0375523084136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31609624904139">
                <text:p>0.93160962490413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52659785526072">
                <text:p>0.95265978552607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8532657857134">
                <text:p>1.0853265785713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03755230841361">
                <text:p>1.0375523084136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46392131546814">
                <text:p>0.94639213154681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035106579231">
                <text:p>1.0035106579231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046643025252">
                <text:p>1.0304664302525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00133631338138">
                <text:p>0.90013363133813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43383009112016">
                <text:p>0.94338300911201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11541107043047">
                <text:p>1.1154110704304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22906481446707">
                <text:p>0.92290648144670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3626900093306">
                <text:p>1.136269000933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981169204272197">
                <text:p>0.98116920427219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7835.25">
                <text:p>17835.2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7455.3333333333">
                <text:p>17455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